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0694in" fo:line-height="100%" fo:background-color="#FFFFFF"/>
      <style:text-properties style:font-name="Tahoma" style:font-name-asian="Times New Roman" style:font-name-complex="Tahoma" fo:color="#000000" style:letter-kerning="true" fo:font-size="24pt" style:font-size-asian="24pt" style:font-size-complex="24pt" style:language-asian="es" style:country-asian="ES"/>
    </style:style>
    <style:style style:name="P2" style:parent-style-name="Normal" style:family="paragraph">
      <style:paragraph-properties fo:margin-bottom="0.0694in" fo:line-height="100%" fo:background-color="#FFFFFF"/>
    </style:style>
    <style:style style:name="T3"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4" style:parent-style-name="Fuentedepárrafopredeter." style:family="text">
      <style:text-properties style:font-name="Consolas" style:font-name-asian="Times New Roman" style:font-name-complex="Courier New" fo:color="#E83E8C" style:letter-kerning="false" fo:font-size="8.5pt" style:font-size-asian="8.5pt" style:font-size-complex="8.5pt" style:language-asian="es" style:country-asian="ES"/>
    </style:style>
    <style:style style:name="T5"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6" style:parent-style-name="Fuentedepárrafopredeter." style:family="text">
      <style:text-properties style:font-name="Consolas" style:font-name-asian="Times New Roman" style:font-name-complex="Courier New" fo:color="#E83E8C" style:letter-kerning="false" fo:font-size="8.5pt" style:font-size-asian="8.5pt" style:font-size-complex="8.5pt" style:language-asian="es" style:country-asian="ES"/>
    </style:style>
    <style:style style:name="T7"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P8" style:parent-style-name="Normal" style:family="paragraph">
      <style:paragraph-properties fo:margin-bottom="0.0694in" fo:line-height="100%" fo:background-color="#FFFFFF"/>
    </style:style>
    <style:style style:name="T9"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10" style:parent-style-name="Fuentedepárrafopredeter." style:family="text">
      <style:text-properties style:font-name="Tahoma" style:font-name-asian="Times New Roman" style:font-name-complex="Tahoma" fo:font-weight="bold" style:font-weight-asian="bold" style:font-weight-complex="bold" fo:color="#000000" style:letter-kerning="false" fo:font-size="10pt" style:font-size-asian="10pt" style:font-size-complex="10pt" style:language-asian="es" style:country-asian="ES"/>
    </style:style>
    <style:style style:name="T11"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12" style:parent-style-name="Fuentedepárrafopredeter." style:family="text">
      <style:text-properties style:font-name="Tahoma" style:font-name-asian="Times New Roman" style:font-name-complex="Tahoma" fo:font-weight="bold" style:font-weight-asian="bold" style:font-weight-complex="bold" fo:color="#000000" style:letter-kerning="false" fo:font-size="10pt" style:font-size-asian="10pt" style:font-size-complex="10pt" style:language-asian="es" style:country-asian="ES"/>
    </style:style>
    <style:style style:name="T13"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14" style:parent-style-name="Fuentedepárrafopredeter." style:family="text">
      <style:text-properties style:font-name="Tahoma" style:font-name-asian="Times New Roman" style:font-name-complex="Tahoma" fo:font-style="italic" style:font-style-asian="italic" style:font-style-complex="italic" fo:color="#000000" style:letter-kerning="false" fo:font-size="10pt" style:font-size-asian="10pt" style:font-size-complex="10pt" style:language-asian="es" style:country-asian="ES"/>
    </style:style>
    <style:style style:name="T15"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16" style:parent-style-name="Fuentedepárrafopredeter." style:family="text">
      <style:text-properties style:font-name="Tahoma" style:font-name-asian="Times New Roman" style:font-name-complex="Tahoma" fo:font-style="italic" style:font-style-asian="italic" style:font-style-complex="italic" fo:color="#000000" style:letter-kerning="false" fo:font-size="10pt" style:font-size-asian="10pt" style:font-size-complex="10pt" style:language-asian="es" style:country-asian="ES"/>
    </style:style>
    <style:style style:name="T17"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P18" style:parent-style-name="Normal" style:family="paragraph">
      <style:paragraph-properties fo:margin-bottom="0.0694in" fo:line-height="100%" fo:background-color="#FFFFFF"/>
    </style:style>
    <style:style style:name="T19"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20" style:parent-style-name="Fuentedepárrafopredeter." style:family="text">
      <style:text-properties style:font-name="Consolas" style:font-name-asian="Times New Roman" style:font-name-complex="Courier New" fo:color="#E83E8C" style:letter-kerning="false" fo:font-size="8.5pt" style:font-size-asian="8.5pt" style:font-size-complex="8.5pt" style:language-asian="es" style:country-asian="ES"/>
    </style:style>
    <style:style style:name="T21"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22" style:parent-style-name="Fuentedepárrafopredeter." style:family="text">
      <style:text-properties style:font-name="Consolas" style:font-name-asian="Times New Roman" style:font-name-complex="Courier New" fo:color="#E83E8C" style:letter-kerning="false" fo:font-size="8.5pt" style:font-size-asian="8.5pt" style:font-size-complex="8.5pt" style:language-asian="es" style:country-asian="ES"/>
    </style:style>
    <style:style style:name="T23"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24" style:parent-style-name="Fuentedepárrafopredeter." style:family="text">
      <style:text-properties style:font-name="Tahoma" style:font-name-asian="Times New Roman" style:font-name-complex="Tahoma" fo:font-style="italic" style:font-style-asian="italic" style:font-style-complex="italic" fo:color="#000000" style:letter-kerning="false" style:text-position="super 66.6%" fo:font-size="7.5pt" style:font-size-asian="7.5pt" style:font-size-complex="7.5pt" style:language-asian="es" style:country-asian="ES"/>
    </style:style>
    <style:style style:name="T25" style:parent-style-name="Fuentedepárrafopredeter." style:family="text">
      <style:text-properties style:font-name="Tahoma" style:font-name-asian="Times New Roman" style:font-name-complex="Tahoma" fo:color="#000000" style:letter-kerning="false" style:text-position="super 66.6%" fo:font-size="7.5pt" style:font-size-asian="7.5pt" style:font-size-complex="7.5pt" style:language-asian="es" style:country-asian="ES"/>
    </style:style>
    <style:style style:name="T26"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27" style:parent-style-name="Fuentedepárrafopredeter." style:family="text">
      <style:text-properties style:font-name="Consolas" style:font-name-asian="Times New Roman" style:font-name-complex="Courier New" fo:color="#E83E8C" style:letter-kerning="false" fo:font-size="8.5pt" style:font-size-asian="8.5pt" style:font-size-complex="8.5pt" style:language-asian="es" style:country-asian="ES"/>
    </style:style>
    <style:style style:name="T28"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29" style:parent-style-name="Fuentedepárrafopredeter." style:family="text">
      <style:text-properties style:font-name="Tahoma" style:font-name-asian="Times New Roman" style:font-name-complex="Tahoma" fo:font-style="italic" style:font-style-asian="italic" style:font-style-complex="italic" fo:color="#000000" style:letter-kerning="false" style:text-position="super 66.6%" fo:font-size="7.5pt" style:font-size-asian="7.5pt" style:font-size-complex="7.5pt" style:language-asian="es" style:country-asian="ES"/>
    </style:style>
    <style:style style:name="T30"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31" style:parent-style-name="Fuentedepárrafopredeter." style:family="text">
      <style:text-properties style:font-name="Consolas" style:font-name-asian="Times New Roman" style:font-name-complex="Courier New" fo:color="#E83E8C" style:letter-kerning="false" fo:font-size="8.5pt" style:font-size-asian="8.5pt" style:font-size-complex="8.5pt" style:language-asian="es" style:country-asian="ES"/>
    </style:style>
    <style:style style:name="T32"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P33" style:parent-style-name="Normal" style:family="paragraph">
      <style:paragraph-properties fo:margin-bottom="0.0694in" fo:line-height="100%" fo:background-color="#FFFFFF"/>
    </style:style>
    <style:style style:name="T34"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35" style:parent-style-name="Fuentedepárrafopredeter." style:family="text">
      <style:text-properties style:font-name="Consolas" style:font-name-asian="Times New Roman" style:font-name-complex="Courier New" fo:color="#E83E8C" style:letter-kerning="false" fo:font-size="8.5pt" style:font-size-asian="8.5pt" style:font-size-complex="8.5pt" style:language-asian="es" style:country-asian="ES"/>
    </style:style>
    <style:style style:name="T36"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P37" style:parent-style-name="Normal" style:family="paragraph">
      <style:paragraph-properties fo:margin-bottom="0.0694in" fo:line-height="100%" fo:background-color="#FFFFFF"/>
    </style:style>
    <style:style style:name="T38"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39" style:parent-style-name="Fuentedepárrafopredeter." style:family="text">
      <style:text-properties style:font-name="Consolas" style:font-name-asian="Times New Roman" style:font-name-complex="Courier New" fo:color="#E83E8C" style:letter-kerning="false" fo:font-size="8.5pt" style:font-size-asian="8.5pt" style:font-size-complex="8.5pt" style:language-asian="es" style:country-asian="ES"/>
    </style:style>
    <style:style style:name="T40"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41" style:parent-style-name="Fuentedepárrafopredeter." style:family="text">
      <style:text-properties style:font-name="Consolas" style:font-name-asian="Times New Roman" style:font-name-complex="Courier New" fo:color="#E83E8C" style:letter-kerning="false" fo:font-size="8.5pt" style:font-size-asian="8.5pt" style:font-size-complex="8.5pt" style:language-asian="es" style:country-asian="ES"/>
    </style:style>
    <style:style style:name="T42"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P43" style:parent-style-name="Normal" style:family="paragraph">
      <style:paragraph-properties fo:margin-bottom="0.0694in" fo:line-height="100%" fo:background-color="#FFFFFF"/>
      <style:text-properties style:font-name="Tahoma" style:font-name-asian="Times New Roman" style:font-name-complex="Tahoma" fo:color="#000000" style:letter-kerning="false" fo:font-size="10pt" style:font-size-asian="10pt" style:font-size-complex="10pt" style:language-asian="es" style:country-asian="ES"/>
    </style:style>
    <style:style style:name="P4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 style:parent-style-name="Fuentedepárrafopredeter." style:family="text">
      <style:text-properties style:font-name="Consolas" style:font-name-asian="Times New Roman" style:font-name-complex="Courier New" fo:color="#212529" style:letter-kerning="false" fo:font-size="10pt" style:font-size-asian="10pt" style:font-size-complex="10pt" style:language-asian="es" style:country-asian="ES"/>
    </style:style>
    <style:style style:name="T46" style:parent-style-name="Fuentedepárrafopredeter." style:family="text">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4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4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4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5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5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 style:parent-style-name="Fuentedepárrafopredeter." style:family="text">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T53" style:parent-style-name="Fuentedepárrafopredeter." style:family="text">
      <style:text-properties style:font-name="Consolas" style:font-name-asian="Times New Roman" style:font-name-complex="Courier New" fo:color="#212529" style:letter-kerning="false" fo:font-size="10pt" style:font-size-asian="10pt" style:font-size-complex="10pt" style:language-asian="es" style:country-asian="ES"/>
    </style:style>
    <style:style style:name="P54" style:parent-style-name="Normal" style:family="paragraph">
      <style:paragraph-properties fo:margin-bottom="0.0694in" fo:line-height="100%" fo:background-color="#FFFFFF"/>
    </style:style>
    <style:style style:name="T55"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56" style:parent-style-name="Fuentedepárrafopredeter." style:family="text">
      <style:text-properties style:font-name="Consolas" style:font-name-asian="Times New Roman" style:font-name-complex="Courier New" fo:color="#E83E8C" style:letter-kerning="false" fo:font-size="8.5pt" style:font-size-asian="8.5pt" style:font-size-complex="8.5pt" style:language-asian="es" style:country-asian="ES"/>
    </style:style>
    <style:style style:name="T57"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P5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 style:parent-style-name="Fuentedepárrafopredeter." style:family="text">
      <style:text-properties style:font-name="Consolas" style:font-name-asian="Times New Roman" style:font-name-complex="Courier New" fo:color="#212529" style:letter-kerning="false" fo:font-size="10pt" style:font-size-asian="10pt" style:font-size-complex="10pt" style:language-asian="es" style:country-asian="ES"/>
    </style:style>
    <style:style style:name="T60" style:parent-style-name="Fuentedepárrafopredeter." style:family="text">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6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6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6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6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6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6" style:parent-style-name="Fuentedepárrafopredeter." style:family="text">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T67" style:parent-style-name="Fuentedepárrafopredeter." style:family="text">
      <style:text-properties style:font-name="Consolas" style:font-name-asian="Times New Roman" style:font-name-complex="Courier New" fo:color="#212529" style:letter-kerning="false" fo:font-size="10pt" style:font-size-asian="10pt" style:font-size-complex="10pt" style:language-asian="es" style:country-asian="ES"/>
    </style:style>
    <style:style style:name="P68" style:parent-style-name="Normal" style:family="paragraph">
      <style:paragraph-properties fo:margin-bottom="0.0694in" fo:line-height="100%" fo:background-color="#FFFFFF"/>
    </style:style>
    <style:style style:name="T69"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70" style:parent-style-name="Fuentedepárrafopredeter." style:family="text">
      <style:text-properties style:font-name="Consolas" style:font-name-asian="Times New Roman" style:font-name-complex="Courier New" fo:color="#E83E8C" style:letter-kerning="false" fo:font-size="8.5pt" style:font-size-asian="8.5pt" style:font-size-complex="8.5pt" style:language-asian="es" style:country-asian="ES"/>
    </style:style>
    <style:style style:name="T71"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P7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3" style:parent-style-name="Fuentedepárrafopredeter." style:family="text">
      <style:text-properties style:font-name="Consolas" style:font-name-asian="Times New Roman" style:font-name-complex="Courier New" fo:color="#212529" style:letter-kerning="false" fo:font-size="10pt" style:font-size-asian="10pt" style:font-size-complex="10pt" style:language-asian="es" style:country-asian="ES"/>
    </style:style>
    <style:style style:name="T74" style:parent-style-name="Fuentedepárrafopredeter." style:family="text">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7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7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7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7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P7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 style:parent-style-name="Fuentedepárrafopredeter." style:family="text">
      <style:text-properties style:font-name="Consolas" style:font-name-asian="Times New Roman" style:font-name-complex="Courier New" fo:color="#212529" style:letter-kerning="false" fo:font-size="10pt" style:font-size-asian="10pt" style:font-size-complex="10pt" fo:language="en" fo:country="US" style:language-asian="es" style:country-asian="ES"/>
    </style:style>
    <style:style style:name="T81" style:parent-style-name="Fuentedepárrafopredeter." style:family="text">
      <style:text-properties style:font-name="Consolas" style:font-name-asian="Times New Roman" style:font-name-complex="Courier New" fo:color="#212529" style:letter-kerning="false" fo:font-size="10pt" style:font-size-asian="10pt" style:font-size-complex="10pt" style:language-asian="es" style:country-asian="ES"/>
    </style:style>
    <style:style style:name="P82" style:parent-style-name="Normal" style:family="paragraph">
      <style:paragraph-properties fo:margin-bottom="0.0694in" fo:line-height="100%" fo:background-color="#FFFFFF"/>
    </style:style>
    <style:style style:name="T83"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T84" style:parent-style-name="Fuentedepárrafopredeter." style:family="text">
      <style:text-properties style:font-name="Consolas" style:font-name-asian="Times New Roman" style:font-name-complex="Courier New" fo:color="#E83E8C" style:letter-kerning="false" fo:font-size="8.5pt" style:font-size-asian="8.5pt" style:font-size-complex="8.5pt" style:language-asian="es" style:country-asian="ES"/>
    </style:style>
    <style:style style:name="T85" style:parent-style-name="Fuentedepárrafopredeter." style:family="text">
      <style:text-properties style:font-name="Tahoma" style:font-name-asian="Times New Roman" style:font-name-complex="Tahoma" fo:color="#000000" style:letter-kerning="false" fo:font-size="10pt" style:font-size-asian="10pt" style:font-size-complex="10pt" style:language-asian="es" style:country-asian="ES"/>
    </style:style>
    <style:style style:name="P8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style:language-asian="es" style:country-asian="ES"/>
    </style:style>
    <style:style style:name="P8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style:language-asian="es" style:country-asian="ES"/>
    </style:style>
    <style:style style:name="P8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style:language-asian="es" style:country-asian="ES"/>
    </style:style>
    <style:style style:name="P8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style:language-asian="es" style:country-asian="ES"/>
    </style:style>
    <style:style style:name="P9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style:letter-kerning="false" fo:font-size="10pt" style:font-size-asian="10pt" style:font-size-complex="10pt" style:language-asian="es" style:country-asian="ES"/>
    </style:style>
    <style:style style:name="P9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 style:parent-style-name="Fuentedepárrafopredeter." style:family="text">
      <style:text-properties style:font-name="Consolas" style:font-name-asian="Times New Roman" style:font-name-complex="Courier New" fo:color="#212529" style:letter-kerning="false" fo:font-size="10pt" style:font-size-asian="10pt" style:font-size-complex="10pt" style:language-asian="es" style:country-asian="ES"/>
    </style:style>
    <style:style style:name="P93" style:parent-style-name="Normal" style:family="paragraph">
      <style:paragraph-properties fo:margin-bottom="0.0694in" fo:line-height="100%" fo:background-color="#FFFFFF"/>
      <style:text-properties style:font-name="Tahoma" style:font-name-asian="Times New Roman" style:font-name-complex="Tahoma" fo:color="#000000" style:letter-kerning="false" fo:font-size="10pt" style:font-size-asian="10pt" style:font-size-complex="10pt" style:language-asian="es" style:country-asian="ES"/>
    </style:style>
    <style:style style:name="P94" style:parent-style-name="Título1" style:family="paragraph">
      <style:paragraph-properties fo:margin-top="0in" fo:background-color="#FFFFFF"/>
      <style:text-properties style:font-name="Tahoma" style:font-name-complex="Tahoma" fo:font-weight="normal" style:font-weight-asian="normal" style:font-weight-complex="normal" fo:color="#000000"/>
    </style:style>
    <style:style style:name="P95" style:parent-style-name="NormalWeb" style:family="paragraph">
      <style:paragraph-properties fo:margin-top="0in" fo:background-color="#FFFFFF"/>
      <style:text-properties style:font-name="Tahoma" style:font-name-complex="Tahoma" fo:color="#000000" fo:font-size="10pt" style:font-size-asian="10pt" style:font-size-complex="10pt"/>
    </style:style>
    <style:style style:name="P96" style:parent-style-name="HTMLconformatoprevio" style:family="paragraph">
      <style:paragraph-properties fo:background-color="#FFFFFF"/>
    </style:style>
    <style:style style:name="T97" style:parent-style-name="CódigoHTML" style:family="text">
      <style:text-properties style:font-name="Consolas" fo:color="#212529"/>
    </style:style>
    <style:style style:name="T98" style:parent-style-name="CódigoHTML" style:family="text">
      <style:text-properties style:font-name="Consolas" fo:color="#212529" fo:language="en" fo:country="US"/>
    </style:style>
    <style:style style:name="P99" style:parent-style-name="HTMLconformatoprevio" style:family="paragraph">
      <style:paragraph-properties fo:background-color="#FFFFFF"/>
    </style:style>
    <style:style style:name="T100" style:parent-style-name="CódigoHTML" style:family="text">
      <style:text-properties style:font-name="Consolas" fo:color="#212529" fo:language="en" fo:country="US"/>
    </style:style>
    <style:style style:name="P101" style:parent-style-name="HTMLconformatoprevio" style:family="paragraph">
      <style:paragraph-properties fo:background-color="#FFFFFF"/>
    </style:style>
    <style:style style:name="T102" style:parent-style-name="CódigoHTML" style:family="text">
      <style:text-properties style:font-name="Consolas" fo:color="#212529" fo:language="en" fo:country="US"/>
    </style:style>
    <style:style style:name="P103" style:parent-style-name="HTMLconformatoprevio" style:family="paragraph">
      <style:paragraph-properties fo:background-color="#FFFFFF"/>
    </style:style>
    <style:style style:name="T104" style:parent-style-name="CódigoHTML" style:family="text">
      <style:text-properties style:font-name="Consolas" fo:color="#212529" fo:language="en" fo:country="US"/>
    </style:style>
    <style:style style:name="P105" style:parent-style-name="HTMLconformatoprevio" style:family="paragraph">
      <style:paragraph-properties fo:background-color="#FFFFFF"/>
    </style:style>
    <style:style style:name="T106" style:parent-style-name="CódigoHTML" style:family="text">
      <style:text-properties style:font-name="Consolas" fo:color="#212529" fo:language="en" fo:country="US"/>
    </style:style>
    <style:style style:name="P107" style:parent-style-name="HTMLconformatoprevio" style:family="paragraph">
      <style:paragraph-properties fo:background-color="#FFFFFF"/>
    </style:style>
    <style:style style:name="T108" style:parent-style-name="CódigoHTML" style:family="text">
      <style:text-properties style:font-name="Consolas" fo:color="#212529" fo:language="en" fo:country="US"/>
    </style:style>
    <style:style style:name="P109" style:parent-style-name="HTMLconformatoprevio" style:family="paragraph">
      <style:paragraph-properties fo:background-color="#FFFFFF"/>
    </style:style>
    <style:style style:name="P110" style:parent-style-name="HTMLconformatoprevio" style:family="paragraph">
      <style:paragraph-properties fo:background-color="#FFFFFF"/>
    </style:style>
    <style:style style:name="T111" style:parent-style-name="CódigoHTML" style:family="text">
      <style:text-properties style:font-name="Consolas" fo:color="#212529" fo:language="en" fo:country="US"/>
    </style:style>
    <style:style style:name="P112" style:parent-style-name="HTMLconformatoprevio" style:family="paragraph">
      <style:paragraph-properties fo:background-color="#FFFFFF"/>
    </style:style>
    <style:style style:name="T113" style:parent-style-name="CódigoHTML" style:family="text">
      <style:text-properties style:font-name="Consolas" fo:color="#212529" fo:language="en" fo:country="US"/>
    </style:style>
    <style:style style:name="P114" style:parent-style-name="HTMLconformatoprevio" style:family="paragraph">
      <style:paragraph-properties fo:background-color="#FFFFFF"/>
    </style:style>
    <style:style style:name="P115" style:parent-style-name="HTMLconformatoprevio" style:family="paragraph">
      <style:paragraph-properties fo:background-color="#FFFFFF"/>
    </style:style>
    <style:style style:name="T116" style:parent-style-name="CódigoHTML" style:family="text">
      <style:text-properties style:font-name="Consolas" fo:color="#212529" fo:language="en" fo:country="US"/>
    </style:style>
    <style:style style:name="P117" style:parent-style-name="HTMLconformatoprevio" style:family="paragraph">
      <style:paragraph-properties fo:background-color="#FFFFFF"/>
    </style:style>
    <style:style style:name="T118" style:parent-style-name="CódigoHTML" style:family="text">
      <style:text-properties style:font-name="Consolas" fo:color="#212529" fo:language="en" fo:country="US"/>
    </style:style>
    <style:style style:name="P119" style:parent-style-name="HTMLconformatoprevio" style:family="paragraph">
      <style:paragraph-properties fo:background-color="#FFFFFF"/>
    </style:style>
    <style:style style:name="T120" style:parent-style-name="CódigoHTML" style:family="text">
      <style:text-properties style:font-name="Consolas" fo:color="#212529" fo:language="en" fo:country="US"/>
    </style:style>
    <style:style style:name="P121" style:parent-style-name="HTMLconformatoprevio" style:family="paragraph">
      <style:paragraph-properties fo:background-color="#FFFFFF"/>
    </style:style>
    <style:style style:name="P122" style:parent-style-name="HTMLconformatoprevio" style:family="paragraph">
      <style:paragraph-properties fo:background-color="#FFFFFF"/>
    </style:style>
    <style:style style:name="T123" style:parent-style-name="CódigoHTML" style:family="text">
      <style:text-properties style:font-name="Consolas" fo:color="#212529" fo:language="en" fo:country="US"/>
    </style:style>
    <style:style style:name="P124" style:parent-style-name="HTMLconformatoprevio" style:family="paragraph">
      <style:paragraph-properties fo:background-color="#FFFFFF"/>
    </style:style>
    <style:style style:name="T125" style:parent-style-name="CódigoHTML" style:family="text">
      <style:text-properties style:font-name="Consolas" fo:color="#212529" fo:language="en" fo:country="US"/>
    </style:style>
    <style:style style:name="P126" style:parent-style-name="HTMLconformatoprevio" style:family="paragraph">
      <style:paragraph-properties fo:background-color="#FFFFFF"/>
    </style:style>
    <style:style style:name="T127" style:parent-style-name="CódigoHTML" style:family="text">
      <style:text-properties style:font-name="Consolas" fo:color="#212529" fo:language="en" fo:country="US"/>
    </style:style>
    <style:style style:name="P128" style:parent-style-name="HTMLconformatoprevio" style:family="paragraph">
      <style:paragraph-properties fo:background-color="#FFFFFF"/>
    </style:style>
    <style:style style:name="T129" style:parent-style-name="CódigoHTML" style:family="text">
      <style:text-properties style:font-name="Consolas" fo:color="#212529" fo:language="en" fo:country="US"/>
    </style:style>
    <style:style style:name="P130" style:parent-style-name="HTMLconformatoprevio" style:family="paragraph">
      <style:paragraph-properties fo:background-color="#FFFFFF"/>
    </style:style>
    <style:style style:name="T131" style:parent-style-name="CódigoHTML" style:family="text">
      <style:text-properties style:font-name="Consolas" fo:color="#212529" fo:language="en" fo:country="US"/>
    </style:style>
    <style:style style:name="P132" style:parent-style-name="HTMLconformatoprevio" style:family="paragraph">
      <style:paragraph-properties fo:background-color="#FFFFFF"/>
    </style:style>
    <style:style style:name="P133" style:parent-style-name="HTMLconformatoprevio" style:family="paragraph">
      <style:paragraph-properties fo:background-color="#FFFFFF"/>
    </style:style>
    <style:style style:name="T134" style:parent-style-name="CódigoHTML" style:family="text">
      <style:text-properties style:font-name="Consolas" fo:color="#212529" fo:language="en" fo:country="US"/>
    </style:style>
    <style:style style:name="P135" style:parent-style-name="HTMLconformatoprevio" style:family="paragraph">
      <style:paragraph-properties fo:background-color="#FFFFFF"/>
    </style:style>
    <style:style style:name="T136" style:parent-style-name="CódigoHTML" style:family="text">
      <style:text-properties style:font-name="Consolas" fo:color="#212529" fo:language="en" fo:country="US"/>
    </style:style>
    <style:style style:name="P137" style:parent-style-name="HTMLconformatoprevio" style:family="paragraph">
      <style:paragraph-properties fo:background-color="#FFFFFF"/>
    </style:style>
    <style:style style:name="T138" style:parent-style-name="CódigoHTML" style:family="text">
      <style:text-properties style:font-name="Consolas" fo:color="#212529" fo:language="en" fo:country="US"/>
    </style:style>
    <style:style style:name="P139" style:parent-style-name="HTMLconformatoprevio" style:family="paragraph">
      <style:paragraph-properties fo:background-color="#FFFFFF"/>
    </style:style>
    <style:style style:name="T140" style:parent-style-name="CódigoHTML" style:family="text">
      <style:text-properties style:font-name="Consolas" fo:color="#212529" fo:language="en" fo:country="US"/>
    </style:style>
    <style:style style:name="T141" style:parent-style-name="CódigoHTML" style:family="text">
      <style:text-properties style:font-name="Consolas" fo:color="#212529"/>
    </style:style>
    <style:style style:name="P142" style:parent-style-name="HTMLconformatoprevio" style:family="paragraph">
      <style:paragraph-properties fo:background-color="#FFFFFF"/>
    </style:style>
    <style:style style:name="P143" style:parent-style-name="HTMLconformatoprevio" style:family="paragraph">
      <style:paragraph-properties fo:background-color="#FFFFFF"/>
    </style:style>
    <style:style style:name="T144" style:parent-style-name="CódigoHTML" style:family="text">
      <style:text-properties style:font-name="Consolas" fo:color="#212529"/>
    </style:style>
    <style:style style:name="P145" style:parent-style-name="HTMLconformatoprevio" style:family="paragraph">
      <style:paragraph-properties fo:background-color="#FFFFFF"/>
    </style:style>
    <style:style style:name="T146" style:parent-style-name="CódigoHTML" style:family="text">
      <style:text-properties style:font-name="Consolas" fo:color="#212529"/>
    </style:style>
    <style:style style:name="P147" style:parent-style-name="NormalWeb" style:family="paragraph">
      <style:paragraph-properties fo:margin-top="0in" fo:background-color="#FFFFFF"/>
    </style:style>
    <style:style style:name="T148" style:parent-style-name="Fuentedepárrafopredeter." style:family="text">
      <style:text-properties style:font-name="Tahoma" style:font-name-complex="Tahoma" fo:color="#000000" fo:font-size="10pt" style:font-size-asian="10pt" style:font-size-complex="10pt"/>
    </style:style>
    <style:style style:name="T149" style:parent-style-name="CódigoHTML" style:family="text">
      <style:text-properties style:font-name="Consolas" fo:color="#E83E8C" fo:font-size="8.5pt" style:font-size-asian="8.5pt" style:font-size-complex="8.5pt"/>
    </style:style>
    <style:style style:name="T150" style:parent-style-name="Fuentedepárrafopredeter." style:family="text">
      <style:text-properties style:font-name="Tahoma" style:font-name-complex="Tahoma" fo:color="#000000" fo:font-size="10pt" style:font-size-asian="10pt" style:font-size-complex="10pt"/>
    </style:style>
    <style:style style:name="T151" style:parent-style-name="CódigoHTML" style:family="text">
      <style:text-properties style:font-name="Consolas" fo:color="#E83E8C" fo:font-size="8.5pt" style:font-size-asian="8.5pt" style:font-size-complex="8.5pt"/>
    </style:style>
    <style:style style:name="T152" style:parent-style-name="Fuentedepárrafopredeter." style:family="text">
      <style:text-properties style:font-name="Tahoma" style:font-name-complex="Tahoma" fo:color="#000000" fo:font-size="10pt" style:font-size-asian="10pt" style:font-size-complex="10pt"/>
    </style:style>
    <style:style style:name="T153" style:parent-style-name="CódigoHTML" style:family="text">
      <style:text-properties style:font-name="Consolas" fo:color="#E83E8C" fo:font-size="8.5pt" style:font-size-asian="8.5pt" style:font-size-complex="8.5pt"/>
    </style:style>
    <style:style style:name="T154" style:parent-style-name="Fuentedepárrafopredeter." style:family="text">
      <style:text-properties style:font-name="Tahoma" style:font-name-complex="Tahoma" fo:color="#000000" fo:font-size="10pt" style:font-size-asian="10pt" style:font-size-complex="10pt"/>
    </style:style>
    <style:style style:name="T155" style:parent-style-name="CódigoHTML" style:family="text">
      <style:text-properties style:font-name="Consolas" fo:color="#E83E8C" fo:font-size="8.5pt" style:font-size-asian="8.5pt" style:font-size-complex="8.5pt"/>
    </style:style>
    <style:style style:name="T156" style:parent-style-name="Fuentedepárrafopredeter." style:family="text">
      <style:text-properties style:font-name="Tahoma" style:font-name-complex="Tahoma" fo:color="#000000" fo:font-size="10pt" style:font-size-asian="10pt" style:font-size-complex="10pt"/>
    </style:style>
    <style:style style:name="T157" style:parent-style-name="CódigoHTML" style:family="text">
      <style:text-properties style:font-name="Consolas" fo:color="#E83E8C" fo:font-size="8.5pt" style:font-size-asian="8.5pt" style:font-size-complex="8.5pt"/>
    </style:style>
    <style:style style:name="T158" style:parent-style-name="Fuentedepárrafopredeter." style:family="text">
      <style:text-properties style:font-name="Tahoma" style:font-name-complex="Tahoma" fo:color="#000000" fo:font-size="10pt" style:font-size-asian="10pt" style:font-size-complex="10pt"/>
    </style:style>
    <style:style style:name="T159" style:parent-style-name="CódigoHTML" style:family="text">
      <style:text-properties style:font-name="Consolas" fo:color="#E83E8C" fo:font-size="8.5pt" style:font-size-asian="8.5pt" style:font-size-complex="8.5pt"/>
    </style:style>
    <style:style style:name="T160" style:parent-style-name="Fuentedepárrafopredeter." style:family="text">
      <style:text-properties style:font-name="Tahoma" style:font-name-complex="Tahoma" fo:color="#000000" fo:font-size="10pt" style:font-size-asian="10pt" style:font-size-complex="10pt"/>
    </style:style>
    <style:style style:name="T161" style:parent-style-name="CódigoHTML" style:family="text">
      <style:text-properties style:font-name="Consolas" fo:color="#E83E8C" fo:font-size="8.5pt" style:font-size-asian="8.5pt" style:font-size-complex="8.5pt"/>
    </style:style>
    <style:style style:name="T162" style:parent-style-name="Fuentedepárrafopredeter." style:family="text">
      <style:text-properties style:font-name="Tahoma" style:font-name-complex="Tahoma" fo:color="#000000" fo:font-size="10pt" style:font-size-asian="10pt" style:font-size-complex="10pt"/>
    </style:style>
    <style:style style:name="P163" style:parent-style-name="NormalWeb" style:family="paragraph">
      <style:paragraph-properties fo:margin-top="0in" fo:background-color="#FFFFFF"/>
    </style:style>
    <style:style style:name="T164" style:parent-style-name="Fuentedepárrafopredeter." style:family="text">
      <style:text-properties style:font-name="Tahoma" style:font-name-complex="Tahoma" fo:color="#000000" fo:font-size="10pt" style:font-size-asian="10pt" style:font-size-complex="10pt"/>
    </style:style>
    <style:style style:name="T165" style:parent-style-name="CódigoHTML" style:family="text">
      <style:text-properties style:font-name="Consolas" fo:color="#E83E8C" fo:font-size="8.5pt" style:font-size-asian="8.5pt" style:font-size-complex="8.5pt"/>
    </style:style>
    <style:style style:name="T166" style:parent-style-name="Fuentedepárrafopredeter." style:family="text">
      <style:text-properties style:font-name="Tahoma" style:font-name-complex="Tahoma" fo:color="#000000" fo:font-size="10pt" style:font-size-asian="10pt" style:font-size-complex="10pt"/>
    </style:style>
    <style:style style:name="T167" style:parent-style-name="CódigoHTML" style:family="text">
      <style:text-properties style:font-name="Consolas" fo:color="#E83E8C" fo:font-size="8.5pt" style:font-size-asian="8.5pt" style:font-size-complex="8.5pt"/>
    </style:style>
    <style:style style:name="T168" style:parent-style-name="Fuentedepárrafopredeter." style:family="text">
      <style:text-properties style:font-name="Tahoma" style:font-name-complex="Tahoma" fo:color="#000000" fo:font-size="10pt" style:font-size-asian="10pt" style:font-size-complex="10pt"/>
    </style:style>
    <style:style style:name="T169" style:parent-style-name="CódigoHTML" style:family="text">
      <style:text-properties style:font-name="Consolas" fo:color="#E83E8C" fo:font-size="8.5pt" style:font-size-asian="8.5pt" style:font-size-complex="8.5pt"/>
    </style:style>
    <style:style style:name="T170" style:parent-style-name="Fuentedepárrafopredeter." style:family="text">
      <style:text-properties style:font-name="Tahoma" style:font-name-complex="Tahoma" fo:color="#000000" fo:font-size="10pt" style:font-size-asian="10pt" style:font-size-complex="10pt"/>
    </style:style>
    <style:style style:name="T171" style:parent-style-name="CódigoHTML" style:family="text">
      <style:text-properties style:font-name="Consolas" fo:color="#E83E8C" fo:font-size="8.5pt" style:font-size-asian="8.5pt" style:font-size-complex="8.5pt"/>
    </style:style>
    <style:style style:name="T172" style:parent-style-name="Fuentedepárrafopredeter." style:family="text">
      <style:text-properties style:font-name="Tahoma" style:font-name-complex="Tahoma" fo:color="#000000" fo:font-size="10pt" style:font-size-asian="10pt" style:font-size-complex="10pt"/>
    </style:style>
    <style:style style:name="P173" style:parent-style-name="HTMLconformatoprevio" style:family="paragraph">
      <style:paragraph-properties fo:background-color="#FFFFFF"/>
    </style:style>
    <style:style style:name="T174" style:parent-style-name="CódigoHTML" style:family="text">
      <style:text-properties style:font-name="Consolas" fo:color="#212529" fo:language="en" fo:country="US"/>
    </style:style>
    <style:style style:name="P175" style:parent-style-name="HTMLconformatoprevio" style:family="paragraph">
      <style:paragraph-properties fo:background-color="#FFFFFF"/>
    </style:style>
    <style:style style:name="T176" style:parent-style-name="CódigoHTML" style:family="text">
      <style:text-properties style:font-name="Consolas" fo:color="#212529" fo:language="en" fo:country="US"/>
    </style:style>
    <style:style style:name="P177" style:parent-style-name="HTMLconformatoprevio" style:family="paragraph">
      <style:paragraph-properties fo:background-color="#FFFFFF"/>
    </style:style>
    <style:style style:name="T178" style:parent-style-name="CódigoHTML" style:family="text">
      <style:text-properties style:font-name="Consolas" fo:color="#212529" fo:language="en" fo:country="US"/>
    </style:style>
    <style:style style:name="P179" style:parent-style-name="HTMLconformatoprevio" style:family="paragraph">
      <style:paragraph-properties fo:background-color="#FFFFFF"/>
    </style:style>
    <style:style style:name="T180" style:parent-style-name="CódigoHTML" style:family="text">
      <style:text-properties style:font-name="Consolas" fo:color="#212529" fo:language="en" fo:country="US"/>
    </style:style>
    <style:style style:name="P181" style:parent-style-name="NormalWeb" style:family="paragraph">
      <style:paragraph-properties fo:margin-top="0in" fo:background-color="#FFFFFF"/>
    </style:style>
    <style:style style:name="T182" style:parent-style-name="Fuentedepárrafopredeter." style:family="text">
      <style:text-properties style:font-name="Tahoma" style:font-name-complex="Tahoma" fo:color="#000000" fo:font-size="10pt" style:font-size-asian="10pt" style:font-size-complex="10pt"/>
    </style:style>
    <style:style style:name="T183" style:parent-style-name="CódigoHTML" style:family="text">
      <style:text-properties style:font-name="Consolas" fo:color="#E83E8C" fo:font-size="8.5pt" style:font-size-asian="8.5pt" style:font-size-complex="8.5pt"/>
    </style:style>
    <style:style style:name="T184" style:parent-style-name="Fuentedepárrafopredeter." style:family="text">
      <style:text-properties style:font-name="Tahoma" style:font-name-complex="Tahoma" fo:color="#000000" fo:font-size="10pt" style:font-size-asian="10pt" style:font-size-complex="10pt"/>
    </style:style>
    <style:style style:name="T185" style:parent-style-name="CódigoHTML" style:family="text">
      <style:text-properties style:font-name="Consolas" fo:color="#E83E8C" fo:font-size="8.5pt" style:font-size-asian="8.5pt" style:font-size-complex="8.5pt"/>
    </style:style>
    <style:style style:name="T186" style:parent-style-name="Fuentedepárrafopredeter." style:family="text">
      <style:text-properties style:font-name="Tahoma" style:font-name-complex="Tahoma" fo:color="#000000" fo:font-size="10pt" style:font-size-asian="10pt" style:font-size-complex="10pt"/>
    </style:style>
    <style:style style:name="P187" style:parent-style-name="NormalWeb" style:family="paragraph">
      <style:paragraph-properties fo:margin-top="0in" fo:background-color="#FFFFFF"/>
    </style:style>
    <style:style style:name="T188" style:parent-style-name="Fuentedepárrafopredeter." style:family="text">
      <style:text-properties style:font-name="Tahoma" style:font-name-complex="Tahoma" fo:color="#000000" fo:font-size="10pt" style:font-size-asian="10pt" style:font-size-complex="10pt"/>
    </style:style>
    <style:style style:name="T189" style:parent-style-name="CódigoHTML" style:family="text">
      <style:text-properties style:font-name="Consolas" fo:color="#E83E8C" fo:font-size="8.5pt" style:font-size-asian="8.5pt" style:font-size-complex="8.5pt"/>
    </style:style>
    <style:style style:name="T190" style:parent-style-name="Fuentedepárrafopredeter." style:family="text">
      <style:text-properties style:font-name="Tahoma" style:font-name-complex="Tahoma" fo:color="#000000" fo:font-size="10pt" style:font-size-asian="10pt" style:font-size-complex="10pt"/>
    </style:style>
    <style:style style:name="T191" style:parent-style-name="CódigoHTML" style:family="text">
      <style:text-properties style:font-name="Consolas" fo:color="#E83E8C" fo:font-size="8.5pt" style:font-size-asian="8.5pt" style:font-size-complex="8.5pt"/>
    </style:style>
    <style:style style:name="T192" style:parent-style-name="Fuentedepárrafopredeter." style:family="text">
      <style:text-properties style:font-name="Tahoma" style:font-name-complex="Tahoma" fo:color="#000000" fo:font-size="10pt" style:font-size-asian="10pt" style:font-size-complex="10pt"/>
    </style:style>
    <style:style style:name="T193" style:parent-style-name="CódigoHTML" style:family="text">
      <style:text-properties style:font-name="Consolas" fo:color="#E83E8C" fo:font-size="8.5pt" style:font-size-asian="8.5pt" style:font-size-complex="8.5pt"/>
    </style:style>
    <style:style style:name="T194" style:parent-style-name="Fuentedepárrafopredeter." style:family="text">
      <style:text-properties style:font-name="Tahoma" style:font-name-complex="Tahoma" fo:color="#000000" fo:font-size="10pt" style:font-size-asian="10pt" style:font-size-complex="10pt"/>
    </style:style>
    <style:style style:name="P195" style:parent-style-name="Título2" style:family="paragraph">
      <style:paragraph-properties fo:margin-top="0in" fo:background-color="#FFFFFF"/>
      <style:text-properties style:font-name="Tahoma" style:font-name-complex="Tahoma" fo:color="#0099CC" fo:font-size="14.5pt" style:font-size-asian="14.5pt" style:font-size-complex="14.5pt"/>
    </style:style>
    <style:style style:name="P196" style:parent-style-name="NormalWeb" style:family="paragraph">
      <style:paragraph-properties fo:margin-top="0in" fo:margin-left="0.8333in" fo:background-color="#FFFFFF">
        <style:tab-stops>
          <style:tab-stop style:type="left" style:position="-0.3333in"/>
        </style:tab-stops>
      </style:paragraph-properties>
    </style:style>
    <style:style style:name="T197" style:parent-style-name="Textoennegrita" style:family="text">
      <style:text-properties style:font-name="Tahoma" style:font-name-complex="Tahoma" fo:color="#000000" fo:font-size="10pt" style:font-size-asian="10pt" style:font-size-complex="10pt"/>
    </style:style>
    <style:style style:name="T198" style:parent-style-name="Fuentedepárrafopredeter." style:family="text">
      <style:text-properties style:font-name="Tahoma" style:font-name-complex="Tahoma" fo:color="#000000" fo:font-size="10pt" style:font-size-asian="10pt" style:font-size-complex="10pt"/>
    </style:style>
    <style:style style:name="T199" style:parent-style-name="CódigoHTML" style:family="text">
      <style:text-properties style:font-name="Consolas" fo:color="#E83E8C" fo:font-size="8.5pt" style:font-size-asian="8.5pt" style:font-size-complex="8.5pt"/>
    </style:style>
    <style:style style:name="T200" style:parent-style-name="Fuentedepárrafopredeter." style:family="text">
      <style:text-properties style:font-name="Tahoma" style:font-name-complex="Tahoma" fo:color="#000000" fo:font-size="10pt" style:font-size-asian="10pt" style:font-size-complex="10pt"/>
    </style:style>
    <style:style style:name="T201" style:parent-style-name="CódigoHTML" style:family="text">
      <style:text-properties style:font-name="Consolas" fo:color="#E83E8C" fo:font-size="8.5pt" style:font-size-asian="8.5pt" style:font-size-complex="8.5pt"/>
    </style:style>
    <style:style style:name="T202" style:parent-style-name="Fuentedepárrafopredeter." style:family="text">
      <style:text-properties style:font-name="Tahoma" style:font-name-complex="Tahoma" fo:color="#000000" fo:font-size="10pt" style:font-size-asian="10pt" style:font-size-complex="10pt"/>
    </style:style>
    <style:style style:name="T203" style:parent-style-name="Fuentedepárrafopredeter." style:family="text">
      <style:text-properties style:font-name="Cambria Math" style:font-name-complex="Cambria Math" fo:color="#000000" fo:font-size="10pt" style:font-size-asian="10pt" style:font-size-complex="10pt"/>
    </style:style>
    <style:style style:name="T204" style:parent-style-name="Fuentedepárrafopredeter." style:family="text">
      <style:text-properties style:font-name="Tahoma" style:font-name-complex="Tahoma" fo:color="#000000" fo:font-size="10pt" style:font-size-asian="10pt" style:font-size-complex="10pt"/>
    </style:style>
    <style:style style:name="T205" style:parent-style-name="Énfasis" style:family="text">
      <style:text-properties style:font-name="Tahoma" style:font-name-complex="Tahoma" fo:color="#000000" style:text-position="super 66.6%" fo:font-size="7.5pt" style:font-size-asian="7.5pt" style:font-size-complex="7.5pt"/>
    </style:style>
    <style:style style:name="T206" style:parent-style-name="Fuentedepárrafopredeter." style:family="text">
      <style:text-properties style:font-name="Tahoma" style:font-name-complex="Tahoma" fo:color="#000000" fo:font-size="10pt" style:font-size-asian="10pt" style:font-size-complex="10pt"/>
    </style:style>
    <style:style style:name="T207" style:parent-style-name="Énfasis" style:family="text">
      <style:text-properties style:font-name="Tahoma" style:font-name-complex="Tahoma" fo:color="#000000" fo:font-size="10pt" style:font-size-asian="10pt" style:font-size-complex="10pt"/>
    </style:style>
    <style:style style:name="T208" style:parent-style-name="Fuentedepárrafopredeter." style:family="text">
      <style:text-properties style:font-name="Tahoma" style:font-name-complex="Tahoma" fo:color="#000000" fo:font-size="10pt" style:font-size-asian="10pt" style:font-size-complex="10pt"/>
    </style:style>
    <style:style style:name="T209" style:parent-style-name="CódigoHTML" style:family="text">
      <style:text-properties style:font-name="Consolas" fo:color="#E83E8C" fo:font-size="8.5pt" style:font-size-asian="8.5pt" style:font-size-complex="8.5pt"/>
    </style:style>
    <style:style style:name="T210" style:parent-style-name="Fuentedepárrafopredeter." style:family="text">
      <style:text-properties style:font-name="Tahoma" style:font-name-complex="Tahoma" fo:color="#000000" fo:font-size="10pt" style:font-size-asian="10pt" style:font-size-complex="10pt"/>
    </style:style>
    <style:style style:name="T211" style:parent-style-name="CódigoHTML" style:family="text">
      <style:text-properties style:font-name="Consolas" fo:color="#E83E8C" fo:font-size="8.5pt" style:font-size-asian="8.5pt" style:font-size-complex="8.5pt"/>
    </style:style>
    <style:style style:name="T212" style:parent-style-name="Fuentedepárrafopredeter." style:family="text">
      <style:text-properties style:font-name="Tahoma" style:font-name-complex="Tahoma" fo:color="#000000" fo:font-size="10pt" style:font-size-asian="10pt" style:font-size-complex="10pt"/>
    </style:style>
    <style:style style:name="T213" style:parent-style-name="CódigoHTML" style:family="text">
      <style:text-properties style:font-name="Consolas" fo:color="#E83E8C" fo:font-size="8.5pt" style:font-size-asian="8.5pt" style:font-size-complex="8.5pt"/>
    </style:style>
    <style:style style:name="T214" style:parent-style-name="Fuentedepárrafopredeter." style:family="text">
      <style:text-properties style:font-name="Tahoma" style:font-name-complex="Tahoma" fo:color="#000000" fo:font-size="10pt" style:font-size-asian="10pt" style:font-size-complex="10pt"/>
    </style:style>
    <style:style style:name="T215" style:parent-style-name="CódigoHTML" style:family="text">
      <style:text-properties style:font-name="Consolas" fo:color="#E83E8C" fo:font-size="8.5pt" style:font-size-asian="8.5pt" style:font-size-complex="8.5pt"/>
    </style:style>
    <style:style style:name="T216" style:parent-style-name="Fuentedepárrafopredeter." style:family="text">
      <style:text-properties style:font-name="Tahoma" style:font-name-complex="Tahoma" fo:color="#000000" fo:font-size="10pt" style:font-size-asian="10pt" style:font-size-complex="10pt"/>
    </style:style>
    <style:style style:name="P217" style:parent-style-name="NormalWeb" style:family="paragraph">
      <style:paragraph-properties fo:margin-top="0in" fo:margin-left="0.8333in" fo:background-color="#FFFFFF">
        <style:tab-stops>
          <style:tab-stop style:type="left" style:position="-0.3333in"/>
        </style:tab-stops>
      </style:paragraph-properties>
    </style:style>
    <style:style style:name="T218" style:parent-style-name="Textoennegrita" style:family="text">
      <style:text-properties style:font-name="Tahoma" style:font-name-complex="Tahoma" fo:color="#000000" fo:font-size="10pt" style:font-size-asian="10pt" style:font-size-complex="10pt"/>
    </style:style>
    <style:style style:name="T219" style:parent-style-name="Fuentedepárrafopredeter." style:family="text">
      <style:text-properties style:font-name="Tahoma" style:font-name-complex="Tahoma" fo:color="#000000" fo:font-size="10pt" style:font-size-asian="10pt" style:font-size-complex="10pt"/>
    </style:style>
    <style:style style:name="T220" style:parent-style-name="CódigoHTML" style:family="text">
      <style:text-properties style:font-name="Consolas" fo:color="#E83E8C" fo:font-size="8.5pt" style:font-size-asian="8.5pt" style:font-size-complex="8.5pt"/>
    </style:style>
    <style:style style:name="T221" style:parent-style-name="Fuentedepárrafopredeter." style:family="text">
      <style:text-properties style:font-name="Tahoma" style:font-name-complex="Tahoma" fo:color="#000000" fo:font-size="10pt" style:font-size-asian="10pt" style:font-size-complex="10pt"/>
    </style:style>
    <style:style style:name="T222" style:parent-style-name="CódigoHTML" style:family="text">
      <style:text-properties style:font-name="Consolas" fo:color="#E83E8C" fo:font-size="8.5pt" style:font-size-asian="8.5pt" style:font-size-complex="8.5pt"/>
    </style:style>
    <style:style style:name="T223" style:parent-style-name="Fuentedepárrafopredeter." style:family="text">
      <style:text-properties style:font-name="Tahoma" style:font-name-complex="Tahoma" fo:color="#000000" fo:font-size="10pt" style:font-size-asian="10pt" style:font-size-complex="10pt"/>
    </style:style>
    <style:style style:name="T224" style:parent-style-name="CódigoHTML" style:family="text">
      <style:text-properties style:font-name="Consolas" fo:color="#E83E8C" fo:font-size="8.5pt" style:font-size-asian="8.5pt" style:font-size-complex="8.5pt"/>
    </style:style>
    <style:style style:name="T225" style:parent-style-name="Fuentedepárrafopredeter." style:family="text">
      <style:text-properties style:font-name="Tahoma" style:font-name-complex="Tahoma" fo:color="#000000" fo:font-size="10pt" style:font-size-asian="10pt" style:font-size-complex="10pt"/>
    </style:style>
    <style:style style:name="T226" style:parent-style-name="CódigoHTML" style:family="text">
      <style:text-properties style:font-name="Consolas" fo:color="#E83E8C" fo:font-size="8.5pt" style:font-size-asian="8.5pt" style:font-size-complex="8.5pt"/>
    </style:style>
    <style:style style:name="T227" style:parent-style-name="Fuentedepárrafopredeter." style:family="text">
      <style:text-properties style:font-name="Tahoma" style:font-name-complex="Tahoma" fo:color="#000000" fo:font-size="10pt" style:font-size-asian="10pt" style:font-size-complex="10pt"/>
    </style:style>
    <style:style style:name="T228" style:parent-style-name="Fuentedepárrafopredeter." style:family="text">
      <style:text-properties style:font-name="Cambria Math" style:font-name-complex="Cambria Math" fo:color="#000000" fo:font-size="10pt" style:font-size-asian="10pt" style:font-size-complex="10pt"/>
    </style:style>
    <style:style style:name="T229" style:parent-style-name="Fuentedepárrafopredeter." style:family="text">
      <style:text-properties style:font-name="Tahoma" style:font-name-complex="Tahoma" fo:color="#000000" fo:font-size="10pt" style:font-size-asian="10pt" style:font-size-complex="10pt"/>
    </style:style>
    <style:style style:name="T230" style:parent-style-name="Énfasis" style:family="text">
      <style:text-properties style:font-name="Tahoma" style:font-name-complex="Tahoma" fo:color="#000000" style:text-position="super 66.6%" fo:font-size="7.5pt" style:font-size-asian="7.5pt" style:font-size-complex="7.5pt"/>
    </style:style>
    <style:style style:name="T231" style:parent-style-name="Fuentedepárrafopredeter." style:family="text">
      <style:text-properties style:font-name="Tahoma" style:font-name-complex="Tahoma" fo:color="#000000" fo:font-size="10pt" style:font-size-asian="10pt" style:font-size-complex="10pt"/>
    </style:style>
    <style:style style:name="T232" style:parent-style-name="Énfasis" style:family="text">
      <style:text-properties style:font-name="Tahoma" style:font-name-complex="Tahoma" fo:color="#000000" fo:font-size="10pt" style:font-size-asian="10pt" style:font-size-complex="10pt"/>
    </style:style>
    <style:style style:name="T233" style:parent-style-name="Fuentedepárrafopredeter." style:family="text">
      <style:text-properties style:font-name="Tahoma" style:font-name-complex="Tahoma" fo:color="#000000" fo:font-size="10pt" style:font-size-asian="10pt" style:font-size-complex="10pt"/>
    </style:style>
    <style:style style:name="T234" style:parent-style-name="CódigoHTML" style:family="text">
      <style:text-properties style:font-name="Consolas" fo:color="#E83E8C" fo:font-size="8.5pt" style:font-size-asian="8.5pt" style:font-size-complex="8.5pt"/>
    </style:style>
    <style:style style:name="T235" style:parent-style-name="Fuentedepárrafopredeter." style:family="text">
      <style:text-properties style:font-name="Tahoma" style:font-name-complex="Tahoma" fo:color="#000000" fo:font-size="10pt" style:font-size-asian="10pt" style:font-size-complex="10pt"/>
    </style:style>
    <style:style style:name="T236" style:parent-style-name="CódigoHTML" style:family="text">
      <style:text-properties style:font-name="Consolas" fo:color="#E83E8C" fo:font-size="8.5pt" style:font-size-asian="8.5pt" style:font-size-complex="8.5pt"/>
    </style:style>
    <style:style style:name="T237" style:parent-style-name="Fuentedepárrafopredeter." style:family="text">
      <style:text-properties style:font-name="Tahoma" style:font-name-complex="Tahoma" fo:color="#000000" fo:font-size="10pt" style:font-size-asian="10pt" style:font-size-complex="10pt"/>
    </style:style>
    <style:style style:name="T238" style:parent-style-name="CódigoHTML" style:family="text">
      <style:text-properties style:font-name="Consolas" fo:color="#E83E8C" fo:font-size="8.5pt" style:font-size-asian="8.5pt" style:font-size-complex="8.5pt"/>
    </style:style>
    <style:style style:name="T239" style:parent-style-name="Fuentedepárrafopredeter." style:family="text">
      <style:text-properties style:font-name="Tahoma" style:font-name-complex="Tahoma" fo:color="#000000" fo:font-size="10pt" style:font-size-asian="10pt" style:font-size-complex="10pt"/>
    </style:style>
    <style:style style:name="T240" style:parent-style-name="CódigoHTML" style:family="text">
      <style:text-properties style:font-name="Consolas" fo:color="#E83E8C" fo:font-size="8.5pt" style:font-size-asian="8.5pt" style:font-size-complex="8.5pt"/>
    </style:style>
    <style:style style:name="T241" style:parent-style-name="Fuentedepárrafopredeter." style:family="text">
      <style:text-properties style:font-name="Tahoma" style:font-name-complex="Tahoma" fo:color="#000000" fo:font-size="10pt" style:font-size-asian="10pt" style:font-size-complex="10pt"/>
    </style:style>
    <style:style style:name="T242" style:parent-style-name="CódigoHTML" style:family="text">
      <style:text-properties style:font-name="Consolas" fo:color="#E83E8C" fo:font-size="8.5pt" style:font-size-asian="8.5pt" style:font-size-complex="8.5pt"/>
    </style:style>
    <style:style style:name="T243" style:parent-style-name="Fuentedepárrafopredeter." style:family="text">
      <style:text-properties style:font-name="Tahoma" style:font-name-complex="Tahoma" fo:color="#000000" fo:font-size="10pt" style:font-size-asian="10pt" style:font-size-complex="10pt"/>
    </style:style>
    <style:style style:name="T244" style:parent-style-name="CódigoHTML" style:family="text">
      <style:text-properties style:font-name="Consolas" fo:color="#E83E8C" fo:font-size="8.5pt" style:font-size-asian="8.5pt" style:font-size-complex="8.5pt"/>
    </style:style>
    <style:style style:name="T245" style:parent-style-name="Fuentedepárrafopredeter." style:family="text">
      <style:text-properties style:font-name="Tahoma" style:font-name-complex="Tahoma" fo:color="#000000" fo:font-size="10pt" style:font-size-asian="10pt" style:font-size-complex="10pt"/>
    </style:style>
    <style:style style:name="P246" style:parent-style-name="NormalWeb" style:family="paragraph">
      <style:paragraph-properties fo:margin-top="0in" fo:margin-left="0.8333in" fo:background-color="#FFFFFF">
        <style:tab-stops>
          <style:tab-stop style:type="left" style:position="-0.3333in"/>
        </style:tab-stops>
      </style:paragraph-properties>
    </style:style>
    <style:style style:name="T247" style:parent-style-name="Textoennegrita" style:family="text">
      <style:text-properties style:font-name="Tahoma" style:font-name-complex="Tahoma" fo:color="#000000" fo:font-size="10pt" style:font-size-asian="10pt" style:font-size-complex="10pt"/>
    </style:style>
    <style:style style:name="T248" style:parent-style-name="Fuentedepárrafopredeter." style:family="text">
      <style:text-properties style:font-name="Tahoma" style:font-name-complex="Tahoma" fo:color="#000000" fo:font-size="10pt" style:font-size-asian="10pt" style:font-size-complex="10pt"/>
    </style:style>
    <style:style style:name="T249" style:parent-style-name="CódigoHTML" style:family="text">
      <style:text-properties style:font-name="Consolas" fo:color="#E83E8C" fo:font-size="8.5pt" style:font-size-asian="8.5pt" style:font-size-complex="8.5pt"/>
    </style:style>
    <style:style style:name="T250" style:parent-style-name="Fuentedepárrafopredeter." style:family="text">
      <style:text-properties style:font-name="Tahoma" style:font-name-complex="Tahoma" fo:color="#000000" fo:font-size="10pt" style:font-size-asian="10pt" style:font-size-complex="10pt"/>
    </style:style>
    <style:style style:name="T251" style:parent-style-name="CódigoHTML" style:family="text">
      <style:text-properties style:font-name="Consolas" fo:color="#E83E8C" fo:font-size="8.5pt" style:font-size-asian="8.5pt" style:font-size-complex="8.5pt"/>
    </style:style>
    <style:style style:name="T252" style:parent-style-name="Fuentedepárrafopredeter." style:family="text">
      <style:text-properties style:font-name="Tahoma" style:font-name-complex="Tahoma" fo:color="#000000" fo:font-size="10pt" style:font-size-asian="10pt" style:font-size-complex="10pt"/>
    </style:style>
    <style:style style:name="P253" style:parent-style-name="NormalWeb" style:family="paragraph">
      <style:paragraph-properties fo:margin-top="0in" fo:margin-left="0.8333in" fo:background-color="#FFFFFF">
        <style:tab-stops>
          <style:tab-stop style:type="left" style:position="-0.3333in"/>
        </style:tab-stops>
      </style:paragraph-properties>
    </style:style>
    <style:style style:name="T254" style:parent-style-name="Textoennegrita" style:family="text">
      <style:text-properties style:font-name="Tahoma" style:font-name-complex="Tahoma" fo:color="#000000" fo:font-size="10pt" style:font-size-asian="10pt" style:font-size-complex="10pt"/>
    </style:style>
    <style:style style:name="T255" style:parent-style-name="Fuentedepárrafopredeter." style:family="text">
      <style:text-properties style:font-name="Tahoma" style:font-name-complex="Tahoma" fo:color="#000000" fo:font-size="10pt" style:font-size-asian="10pt" style:font-size-complex="10pt"/>
    </style:style>
    <style:style style:name="T256" style:parent-style-name="CódigoHTML" style:family="text">
      <style:text-properties style:font-name="Consolas" fo:color="#E83E8C" fo:font-size="8.5pt" style:font-size-asian="8.5pt" style:font-size-complex="8.5pt"/>
    </style:style>
    <style:style style:name="T257" style:parent-style-name="Fuentedepárrafopredeter." style:family="text">
      <style:text-properties style:font-name="Tahoma" style:font-name-complex="Tahoma" fo:color="#000000" fo:font-size="10pt" style:font-size-asian="10pt" style:font-size-complex="10pt"/>
    </style:style>
    <style:style style:name="T258" style:parent-style-name="CódigoHTML" style:family="text">
      <style:text-properties style:font-name="Consolas" fo:color="#E83E8C" fo:font-size="8.5pt" style:font-size-asian="8.5pt" style:font-size-complex="8.5pt"/>
    </style:style>
    <style:style style:name="T259" style:parent-style-name="Fuentedepárrafopredeter." style:family="text">
      <style:text-properties style:font-name="Tahoma" style:font-name-complex="Tahoma" fo:color="#000000" fo:font-size="10pt" style:font-size-asian="10pt" style:font-size-complex="10pt"/>
    </style:style>
    <style:style style:name="T260" style:parent-style-name="CódigoHTML" style:family="text">
      <style:text-properties style:font-name="Consolas" fo:color="#E83E8C" fo:font-size="8.5pt" style:font-size-asian="8.5pt" style:font-size-complex="8.5pt"/>
    </style:style>
    <style:style style:name="T261" style:parent-style-name="Fuentedepárrafopredeter." style:family="text">
      <style:text-properties style:font-name="Tahoma" style:font-name-complex="Tahoma" fo:color="#000000" fo:font-size="10pt" style:font-size-asian="10pt" style:font-size-complex="10pt"/>
    </style:style>
    <style:style style:name="T262" style:parent-style-name="CódigoHTML" style:family="text">
      <style:text-properties style:font-name="Consolas" fo:color="#E83E8C" fo:font-size="8.5pt" style:font-size-asian="8.5pt" style:font-size-complex="8.5pt"/>
    </style:style>
    <style:style style:name="T263" style:parent-style-name="Fuentedepárrafopredeter." style:family="text">
      <style:text-properties style:font-name="Tahoma" style:font-name-complex="Tahoma" fo:color="#000000" fo:font-size="10pt" style:font-size-asian="10pt" style:font-size-complex="10pt"/>
    </style:style>
    <style:style style:name="T264" style:parent-style-name="CódigoHTML" style:family="text">
      <style:text-properties style:font-name="Consolas" fo:color="#E83E8C" fo:font-size="8.5pt" style:font-size-asian="8.5pt" style:font-size-complex="8.5pt"/>
    </style:style>
    <style:style style:name="T265" style:parent-style-name="Fuentedepárrafopredeter." style:family="text">
      <style:text-properties style:font-name="Tahoma" style:font-name-complex="Tahoma" fo:color="#000000" fo:font-size="10pt" style:font-size-asian="10pt" style:font-size-complex="10pt"/>
    </style:style>
    <style:style style:name="P266" style:parent-style-name="NormalWeb" style:family="paragraph">
      <style:paragraph-properties fo:margin-top="0in" fo:margin-left="0.8333in" fo:background-color="#FFFFFF">
        <style:tab-stops>
          <style:tab-stop style:type="left" style:position="-0.3333in"/>
        </style:tab-stops>
      </style:paragraph-properties>
    </style:style>
    <style:style style:name="T267" style:parent-style-name="Textoennegrita" style:family="text">
      <style:text-properties style:font-name="Tahoma" style:font-name-complex="Tahoma" fo:color="#000000" fo:font-size="10pt" style:font-size-asian="10pt" style:font-size-complex="10pt"/>
    </style:style>
    <style:style style:name="T268" style:parent-style-name="Fuentedepárrafopredeter." style:family="text">
      <style:text-properties style:font-name="Tahoma" style:font-name-complex="Tahoma" fo:color="#000000" fo:font-size="10pt" style:font-size-asian="10pt" style:font-size-complex="10pt"/>
    </style:style>
    <style:style style:name="T269" style:parent-style-name="CódigoHTML" style:family="text">
      <style:text-properties style:font-name="Consolas" fo:color="#E83E8C" fo:font-size="8.5pt" style:font-size-asian="8.5pt" style:font-size-complex="8.5pt"/>
    </style:style>
    <style:style style:name="T270" style:parent-style-name="Fuentedepárrafopredeter." style:family="text">
      <style:text-properties style:font-name="Tahoma" style:font-name-complex="Tahoma" fo:color="#000000" fo:font-size="10pt" style:font-size-asian="10pt" style:font-size-complex="10pt"/>
    </style:style>
    <style:style style:name="T271" style:parent-style-name="CódigoHTML" style:family="text">
      <style:text-properties style:font-name="Consolas" fo:color="#E83E8C" fo:font-size="8.5pt" style:font-size-asian="8.5pt" style:font-size-complex="8.5pt"/>
    </style:style>
    <style:style style:name="T272" style:parent-style-name="Fuentedepárrafopredeter." style:family="text">
      <style:text-properties style:font-name="Tahoma" style:font-name-complex="Tahoma" fo:color="#000000" fo:font-size="10pt" style:font-size-asian="10pt" style:font-size-complex="10pt"/>
    </style:style>
    <style:style style:name="T273" style:parent-style-name="CódigoHTML" style:family="text">
      <style:text-properties style:font-name="Consolas" fo:color="#E83E8C" fo:font-size="8.5pt" style:font-size-asian="8.5pt" style:font-size-complex="8.5pt"/>
    </style:style>
    <style:style style:name="T274" style:parent-style-name="Fuentedepárrafopredeter." style:family="text">
      <style:text-properties style:font-name="Tahoma" style:font-name-complex="Tahoma" fo:color="#000000" fo:font-size="10pt" style:font-size-asian="10pt" style:font-size-complex="10pt"/>
    </style:style>
    <style:style style:name="T275" style:parent-style-name="CódigoHTML" style:family="text">
      <style:text-properties style:font-name="Consolas" fo:color="#E83E8C" fo:font-size="8.5pt" style:font-size-asian="8.5pt" style:font-size-complex="8.5pt"/>
    </style:style>
    <style:style style:name="T276" style:parent-style-name="Fuentedepárrafopredeter." style:family="text">
      <style:text-properties style:font-name="Tahoma" style:font-name-complex="Tahoma" fo:color="#000000" fo:font-size="10pt" style:font-size-asian="10pt" style:font-size-complex="10pt"/>
    </style:style>
    <style:style style:name="T277" style:parent-style-name="CódigoHTML" style:family="text">
      <style:text-properties style:font-name="Consolas" fo:color="#E83E8C" fo:font-size="8.5pt" style:font-size-asian="8.5pt" style:font-size-complex="8.5pt"/>
    </style:style>
    <style:style style:name="T278" style:parent-style-name="Fuentedepárrafopredeter." style:family="text">
      <style:text-properties style:font-name="Tahoma" style:font-name-complex="Tahoma" fo:color="#000000" fo:font-size="10pt" style:font-size-asian="10pt" style:font-size-complex="10pt"/>
    </style:style>
    <style:style style:name="T279" style:parent-style-name="CódigoHTML" style:family="text">
      <style:text-properties style:font-name="Consolas" fo:color="#E83E8C" fo:font-size="8.5pt" style:font-size-asian="8.5pt" style:font-size-complex="8.5pt"/>
    </style:style>
    <style:style style:name="T280" style:parent-style-name="Fuentedepárrafopredeter." style:family="text">
      <style:text-properties style:font-name="Tahoma" style:font-name-complex="Tahoma" fo:color="#000000" fo:font-size="10pt" style:font-size-asian="10pt" style:font-size-complex="10pt"/>
    </style:style>
    <style:style style:name="P281" style:parent-style-name="NormalWeb" style:family="paragraph">
      <style:paragraph-properties fo:margin-top="0in" fo:margin-left="0.8333in" fo:background-color="#FFFFFF">
        <style:tab-stops>
          <style:tab-stop style:type="left" style:position="-0.3333in"/>
        </style:tab-stops>
      </style:paragraph-properties>
    </style:style>
    <style:style style:name="T282" style:parent-style-name="Textoennegrita" style:family="text">
      <style:text-properties style:font-name="Tahoma" style:font-name-complex="Tahoma" fo:color="#000000" fo:font-size="10pt" style:font-size-asian="10pt" style:font-size-complex="10pt"/>
    </style:style>
    <style:style style:name="T283" style:parent-style-name="Fuentedepárrafopredeter." style:family="text">
      <style:text-properties style:font-name="Tahoma" style:font-name-complex="Tahoma" fo:color="#000000" fo:font-size="10pt" style:font-size-asian="10pt" style:font-size-complex="10pt"/>
    </style:style>
    <style:style style:name="T284" style:parent-style-name="CódigoHTML" style:family="text">
      <style:text-properties style:font-name="Consolas" fo:color="#E83E8C" fo:font-size="8.5pt" style:font-size-asian="8.5pt" style:font-size-complex="8.5pt"/>
    </style:style>
    <style:style style:name="T285" style:parent-style-name="Fuentedepárrafopredeter." style:family="text">
      <style:text-properties style:font-name="Tahoma" style:font-name-complex="Tahoma" fo:color="#000000" fo:font-size="10pt" style:font-size-asian="10pt" style:font-size-complex="10pt"/>
    </style:style>
    <style:style style:name="T286" style:parent-style-name="CódigoHTML" style:family="text">
      <style:text-properties style:font-name="Consolas" fo:color="#E83E8C" fo:font-size="8.5pt" style:font-size-asian="8.5pt" style:font-size-complex="8.5pt"/>
    </style:style>
    <style:style style:name="T287" style:parent-style-name="Fuentedepárrafopredeter." style:family="text">
      <style:text-properties style:font-name="Tahoma" style:font-name-complex="Tahoma" fo:color="#000000" fo:font-size="10pt" style:font-size-asian="10pt" style:font-size-complex="10pt"/>
    </style:style>
    <style:style style:name="T288" style:parent-style-name="CódigoHTML" style:family="text">
      <style:text-properties style:font-name="Consolas" fo:color="#E83E8C" fo:font-size="8.5pt" style:font-size-asian="8.5pt" style:font-size-complex="8.5pt"/>
    </style:style>
    <style:style style:name="T289" style:parent-style-name="Fuentedepárrafopredeter." style:family="text">
      <style:text-properties style:font-name="Tahoma" style:font-name-complex="Tahoma" fo:color="#000000" fo:font-size="10pt" style:font-size-asian="10pt" style:font-size-complex="10pt"/>
    </style:style>
    <style:style style:name="T290" style:parent-style-name="CódigoHTML" style:family="text">
      <style:text-properties style:font-name="Consolas" fo:color="#E83E8C" fo:font-size="8.5pt" style:font-size-asian="8.5pt" style:font-size-complex="8.5pt"/>
    </style:style>
    <style:style style:name="T291" style:parent-style-name="Fuentedepárrafopredeter." style:family="text">
      <style:text-properties style:font-name="Tahoma" style:font-name-complex="Tahoma" fo:color="#000000" fo:font-size="10pt" style:font-size-asian="10pt" style:font-size-complex="10pt"/>
    </style:style>
    <style:style style:name="P292" style:parent-style-name="NormalWeb" style:family="paragraph">
      <style:paragraph-properties fo:margin-top="0in" fo:margin-left="0.8333in" fo:background-color="#FFFFFF">
        <style:tab-stops>
          <style:tab-stop style:type="left" style:position="-0.3333in"/>
        </style:tab-stops>
      </style:paragraph-properties>
    </style:style>
    <style:style style:name="T293" style:parent-style-name="Textoennegrita" style:family="text">
      <style:text-properties style:font-name="Tahoma" style:font-name-complex="Tahoma" fo:color="#000000" fo:font-size="10pt" style:font-size-asian="10pt" style:font-size-complex="10pt"/>
    </style:style>
    <style:style style:name="T294" style:parent-style-name="Fuentedepárrafopredeter." style:family="text">
      <style:text-properties style:font-name="Tahoma" style:font-name-complex="Tahoma" fo:color="#000000" fo:font-size="10pt" style:font-size-asian="10pt" style:font-size-complex="10pt"/>
    </style:style>
    <style:style style:name="T295" style:parent-style-name="CódigoHTML" style:family="text">
      <style:text-properties style:font-name="Consolas" fo:color="#E83E8C" fo:font-size="8.5pt" style:font-size-asian="8.5pt" style:font-size-complex="8.5pt"/>
    </style:style>
    <style:style style:name="T296" style:parent-style-name="Fuentedepárrafopredeter." style:family="text">
      <style:text-properties style:font-name="Tahoma" style:font-name-complex="Tahoma" fo:color="#000000" fo:font-size="10pt" style:font-size-asian="10pt" style:font-size-complex="10pt"/>
    </style:style>
    <style:style style:name="T297" style:parent-style-name="CódigoHTML" style:family="text">
      <style:text-properties style:font-name="Consolas" fo:color="#E83E8C" fo:font-size="8.5pt" style:font-size-asian="8.5pt" style:font-size-complex="8.5pt"/>
    </style:style>
    <style:style style:name="T298" style:parent-style-name="Fuentedepárrafopredeter." style:family="text">
      <style:text-properties style:font-name="Tahoma" style:font-name-complex="Tahoma" fo:color="#000000" fo:font-size="10pt" style:font-size-asian="10pt" style:font-size-complex="10pt"/>
    </style:style>
    <style:style style:name="T299" style:parent-style-name="CódigoHTML" style:family="text">
      <style:text-properties style:font-name="Consolas" fo:color="#E83E8C" fo:font-size="8.5pt" style:font-size-asian="8.5pt" style:font-size-complex="8.5pt"/>
    </style:style>
    <style:style style:name="T300" style:parent-style-name="Fuentedepárrafopredeter." style:family="text">
      <style:text-properties style:font-name="Tahoma" style:font-name-complex="Tahoma" fo:color="#000000" fo:font-size="10pt" style:font-size-asian="10pt" style:font-size-complex="10pt"/>
    </style:style>
    <style:style style:name="T301" style:parent-style-name="CódigoHTML" style:family="text">
      <style:text-properties style:font-name="Consolas" fo:color="#E83E8C" fo:font-size="8.5pt" style:font-size-asian="8.5pt" style:font-size-complex="8.5pt"/>
    </style:style>
    <style:style style:name="T302" style:parent-style-name="Fuentedepárrafopredeter." style:family="text">
      <style:text-properties style:font-name="Tahoma" style:font-name-complex="Tahoma" fo:color="#000000" fo:font-size="10pt" style:font-size-asian="10pt" style:font-size-complex="10pt"/>
    </style:style>
    <style:style style:name="T303" style:parent-style-name="CódigoHTML" style:family="text">
      <style:text-properties style:font-name="Consolas" fo:color="#E83E8C" fo:font-size="8.5pt" style:font-size-asian="8.5pt" style:font-size-complex="8.5pt"/>
    </style:style>
    <style:style style:name="T304" style:parent-style-name="Fuentedepárrafopredeter." style:family="text">
      <style:text-properties style:font-name="Tahoma" style:font-name-complex="Tahoma" fo:color="#000000" fo:font-size="10pt" style:font-size-asian="10pt" style:font-size-complex="10pt"/>
    </style:style>
    <style:style style:name="T305" style:parent-style-name="CódigoHTML" style:family="text">
      <style:text-properties style:font-name="Consolas" fo:color="#E83E8C" fo:font-size="8.5pt" style:font-size-asian="8.5pt" style:font-size-complex="8.5pt"/>
    </style:style>
    <style:style style:name="T306" style:parent-style-name="Fuentedepárrafopredeter." style:family="text">
      <style:text-properties style:font-name="Tahoma" style:font-name-complex="Tahoma" fo:color="#000000" fo:font-size="10pt" style:font-size-asian="10pt" style:font-size-complex="10pt"/>
    </style:style>
    <style:style style:name="T307" style:parent-style-name="CódigoHTML" style:family="text">
      <style:text-properties style:font-name="Consolas" fo:color="#E83E8C" fo:font-size="8.5pt" style:font-size-asian="8.5pt" style:font-size-complex="8.5pt"/>
    </style:style>
    <style:style style:name="T308" style:parent-style-name="Fuentedepárrafopredeter." style:family="text">
      <style:text-properties style:font-name="Tahoma" style:font-name-complex="Tahoma" fo:color="#000000" fo:font-size="10pt" style:font-size-asian="10pt" style:font-size-complex="10pt"/>
    </style:style>
    <style:style style:name="T309" style:parent-style-name="CódigoHTML" style:family="text">
      <style:text-properties style:font-name="Consolas" fo:color="#E83E8C" fo:font-size="8.5pt" style:font-size-asian="8.5pt" style:font-size-complex="8.5pt"/>
    </style:style>
    <style:style style:name="T310" style:parent-style-name="Fuentedepárrafopredeter." style:family="text">
      <style:text-properties style:font-name="Tahoma" style:font-name-complex="Tahoma" fo:color="#000000" fo:font-size="10pt" style:font-size-asian="10pt" style:font-size-complex="10pt"/>
    </style:style>
    <style:style style:name="T311" style:parent-style-name="CódigoHTML" style:family="text">
      <style:text-properties style:font-name="Consolas" fo:color="#E83E8C" fo:font-size="8.5pt" style:font-size-asian="8.5pt" style:font-size-complex="8.5pt"/>
    </style:style>
    <style:style style:name="T312" style:parent-style-name="Fuentedepárrafopredeter." style:family="text">
      <style:text-properties style:font-name="Tahoma" style:font-name-complex="Tahoma" fo:color="#000000" fo:font-size="10pt" style:font-size-asian="10pt" style:font-size-complex="10pt"/>
    </style:style>
    <style:style style:name="T313" style:parent-style-name="CódigoHTML" style:family="text">
      <style:text-properties style:font-name="Consolas" fo:color="#E83E8C" fo:font-size="8.5pt" style:font-size-asian="8.5pt" style:font-size-complex="8.5pt"/>
    </style:style>
    <style:style style:name="T314" style:parent-style-name="Fuentedepárrafopredeter." style:family="text">
      <style:text-properties style:font-name="Tahoma" style:font-name-complex="Tahoma" fo:color="#000000" fo:font-size="10pt" style:font-size-asian="10pt" style:font-size-complex="10pt"/>
    </style:style>
    <style:style style:name="T315" style:parent-style-name="CódigoHTML" style:family="text">
      <style:text-properties style:font-name="Consolas" fo:color="#E83E8C" fo:font-size="8.5pt" style:font-size-asian="8.5pt" style:font-size-complex="8.5pt"/>
    </style:style>
    <style:style style:name="T316" style:parent-style-name="Fuentedepárrafopredeter." style:family="text">
      <style:text-properties style:font-name="Tahoma" style:font-name-complex="Tahoma" fo:color="#000000" fo:font-size="10pt" style:font-size-asian="10pt" style:font-size-complex="10pt"/>
    </style:style>
    <style:style style:name="T317" style:parent-style-name="CódigoHTML" style:family="text">
      <style:text-properties style:font-name="Consolas" fo:color="#E83E8C" fo:font-size="8.5pt" style:font-size-asian="8.5pt" style:font-size-complex="8.5pt"/>
    </style:style>
    <style:style style:name="T318" style:parent-style-name="Fuentedepárrafopredeter." style:family="text">
      <style:text-properties style:font-name="Tahoma" style:font-name-complex="Tahoma" fo:color="#000000" fo:font-size="10pt" style:font-size-asian="10pt" style:font-size-complex="10pt"/>
    </style:style>
    <style:style style:name="T319" style:parent-style-name="CódigoHTML" style:family="text">
      <style:text-properties style:font-name="Consolas" fo:color="#E83E8C" fo:font-size="8.5pt" style:font-size-asian="8.5pt" style:font-size-complex="8.5pt"/>
    </style:style>
    <style:style style:name="T320" style:parent-style-name="Fuentedepárrafopredeter." style:family="text">
      <style:text-properties style:font-name="Tahoma" style:font-name-complex="Tahoma" fo:color="#000000" fo:font-size="10pt" style:font-size-asian="10pt" style:font-size-complex="10pt"/>
    </style:style>
    <style:style style:name="P321" style:parent-style-name="NormalWeb" style:family="paragraph">
      <style:paragraph-properties fo:margin-top="0in" fo:margin-left="0.8333in" fo:background-color="#FFFFFF">
        <style:tab-stops>
          <style:tab-stop style:type="left" style:position="-0.3333in"/>
        </style:tab-stops>
      </style:paragraph-properties>
    </style:style>
    <style:style style:name="T322" style:parent-style-name="Textoennegrita" style:family="text">
      <style:text-properties style:font-name="Tahoma" style:font-name-complex="Tahoma" fo:color="#000000" fo:font-size="10pt" style:font-size-asian="10pt" style:font-size-complex="10pt"/>
    </style:style>
    <style:style style:name="T323" style:parent-style-name="Fuentedepárrafopredeter." style:family="text">
      <style:text-properties style:font-name="Tahoma" style:font-name-complex="Tahoma" fo:color="#000000" fo:font-size="10pt" style:font-size-asian="10pt" style:font-size-complex="10pt"/>
    </style:style>
    <style:style style:name="T324" style:parent-style-name="CódigoHTML" style:family="text">
      <style:text-properties style:font-name="Consolas" fo:color="#E83E8C" fo:font-size="8.5pt" style:font-size-asian="8.5pt" style:font-size-complex="8.5pt"/>
    </style:style>
    <style:style style:name="T325" style:parent-style-name="Fuentedepárrafopredeter." style:family="text">
      <style:text-properties style:font-name="Tahoma" style:font-name-complex="Tahoma" fo:color="#000000" fo:font-size="10pt" style:font-size-asian="10pt" style:font-size-complex="10pt"/>
    </style:style>
    <style:style style:name="T326" style:parent-style-name="CódigoHTML" style:family="text">
      <style:text-properties style:font-name="Consolas" fo:color="#E83E8C" fo:font-size="8.5pt" style:font-size-asian="8.5pt" style:font-size-complex="8.5pt"/>
    </style:style>
    <style:style style:name="T327" style:parent-style-name="Fuentedepárrafopredeter." style:family="text">
      <style:text-properties style:font-name="Tahoma" style:font-name-complex="Tahoma" fo:color="#000000" fo:font-size="10pt" style:font-size-asian="10pt" style:font-size-complex="10pt"/>
    </style:style>
    <style:style style:name="T328" style:parent-style-name="CódigoHTML" style:family="text">
      <style:text-properties style:font-name="Consolas" fo:color="#E83E8C" fo:font-size="8.5pt" style:font-size-asian="8.5pt" style:font-size-complex="8.5pt"/>
    </style:style>
    <style:style style:name="T329" style:parent-style-name="Fuentedepárrafopredeter." style:family="text">
      <style:text-properties style:font-name="Tahoma" style:font-name-complex="Tahoma" fo:color="#000000" fo:font-size="10pt" style:font-size-asian="10pt" style:font-size-complex="10pt"/>
    </style:style>
    <style:style style:name="T330" style:parent-style-name="CódigoHTML" style:family="text">
      <style:text-properties style:font-name="Consolas" fo:color="#E83E8C" fo:font-size="8.5pt" style:font-size-asian="8.5pt" style:font-size-complex="8.5pt"/>
    </style:style>
    <style:style style:name="T331" style:parent-style-name="Fuentedepárrafopredeter." style:family="text">
      <style:text-properties style:font-name="Tahoma" style:font-name-complex="Tahoma" fo:color="#000000" fo:font-size="10pt" style:font-size-asian="10pt" style:font-size-complex="10pt"/>
    </style:style>
    <style:style style:name="T332" style:parent-style-name="CódigoHTML" style:family="text">
      <style:text-properties style:font-name="Consolas" fo:color="#E83E8C" fo:font-size="8.5pt" style:font-size-asian="8.5pt" style:font-size-complex="8.5pt"/>
    </style:style>
    <style:style style:name="T333" style:parent-style-name="Fuentedepárrafopredeter." style:family="text">
      <style:text-properties style:font-name="Tahoma" style:font-name-complex="Tahoma" fo:color="#000000" fo:font-size="10pt" style:font-size-asian="10pt" style:font-size-complex="10pt"/>
    </style:style>
    <style:style style:name="T334" style:parent-style-name="CódigoHTML" style:family="text">
      <style:text-properties style:font-name="Consolas" fo:color="#E83E8C" fo:font-size="8.5pt" style:font-size-asian="8.5pt" style:font-size-complex="8.5pt"/>
    </style:style>
    <style:style style:name="T335" style:parent-style-name="Fuentedepárrafopredeter." style:family="text">
      <style:text-properties style:font-name="Tahoma" style:font-name-complex="Tahoma" fo:color="#000000" fo:font-size="10pt" style:font-size-asian="10pt" style:font-size-complex="10pt"/>
    </style:style>
    <style:style style:name="T336" style:parent-style-name="CódigoHTML" style:family="text">
      <style:text-properties style:font-name="Consolas" fo:color="#E83E8C" fo:font-size="8.5pt" style:font-size-asian="8.5pt" style:font-size-complex="8.5pt"/>
    </style:style>
    <style:style style:name="T337" style:parent-style-name="Fuentedepárrafopredeter." style:family="text">
      <style:text-properties style:font-name="Tahoma" style:font-name-complex="Tahoma" fo:color="#000000" fo:font-size="10pt" style:font-size-asian="10pt" style:font-size-complex="10pt"/>
    </style:style>
    <style:style style:name="T338" style:parent-style-name="CódigoHTML" style:family="text">
      <style:text-properties style:font-name="Consolas" fo:color="#E83E8C" fo:font-size="8.5pt" style:font-size-asian="8.5pt" style:font-size-complex="8.5pt"/>
    </style:style>
    <style:style style:name="T339" style:parent-style-name="Fuentedepárrafopredeter." style:family="text">
      <style:text-properties style:font-name="Tahoma" style:font-name-complex="Tahoma" fo:color="#000000" fo:font-size="10pt" style:font-size-asian="10pt" style:font-size-complex="10pt"/>
    </style:style>
    <style:style style:name="T340" style:parent-style-name="CódigoHTML" style:family="text">
      <style:text-properties style:font-name="Consolas" fo:color="#E83E8C" fo:font-size="8.5pt" style:font-size-asian="8.5pt" style:font-size-complex="8.5pt"/>
    </style:style>
    <style:style style:name="T341" style:parent-style-name="Fuentedepárrafopredeter." style:family="text">
      <style:text-properties style:font-name="Tahoma" style:font-name-complex="Tahoma" fo:color="#000000" fo:font-size="10pt" style:font-size-asian="10pt" style:font-size-complex="10pt"/>
    </style:style>
    <style:style style:name="T342" style:parent-style-name="CódigoHTML" style:family="text">
      <style:text-properties style:font-name="Consolas" fo:color="#E83E8C" fo:font-size="8.5pt" style:font-size-asian="8.5pt" style:font-size-complex="8.5pt"/>
    </style:style>
    <style:style style:name="T343" style:parent-style-name="Fuentedepárrafopredeter." style:family="text">
      <style:text-properties style:font-name="Tahoma" style:font-name-complex="Tahoma" fo:color="#000000" fo:font-size="10pt" style:font-size-asian="10pt" style:font-size-complex="10pt"/>
    </style:style>
    <style:style style:name="T344" style:parent-style-name="CódigoHTML" style:family="text">
      <style:text-properties style:font-name="Consolas" fo:color="#E83E8C" fo:font-size="8.5pt" style:font-size-asian="8.5pt" style:font-size-complex="8.5pt"/>
    </style:style>
    <style:style style:name="T345" style:parent-style-name="Fuentedepárrafopredeter." style:family="text">
      <style:text-properties style:font-name="Tahoma" style:font-name-complex="Tahoma" fo:color="#000000" fo:font-size="10pt" style:font-size-asian="10pt" style:font-size-complex="10pt"/>
    </style:style>
    <style:style style:name="P346" style:parent-style-name="NormalWeb" style:family="paragraph">
      <style:paragraph-properties fo:margin-top="0in" fo:margin-left="0.8333in" fo:background-color="#FFFFFF">
        <style:tab-stops>
          <style:tab-stop style:type="left" style:position="-0.3333in"/>
        </style:tab-stops>
      </style:paragraph-properties>
    </style:style>
    <style:style style:name="T347" style:parent-style-name="Textoennegrita" style:family="text">
      <style:text-properties style:font-name="Tahoma" style:font-name-complex="Tahoma" fo:color="#000000" fo:font-size="10pt" style:font-size-asian="10pt" style:font-size-complex="10pt"/>
    </style:style>
    <style:style style:name="T348" style:parent-style-name="Fuentedepárrafopredeter." style:family="text">
      <style:text-properties style:font-name="Tahoma" style:font-name-complex="Tahoma" fo:color="#000000" fo:font-size="10pt" style:font-size-asian="10pt" style:font-size-complex="10pt"/>
    </style:style>
    <style:style style:name="T349" style:parent-style-name="CódigoHTML" style:family="text">
      <style:text-properties style:font-name="Consolas" fo:color="#E83E8C" fo:font-size="8.5pt" style:font-size-asian="8.5pt" style:font-size-complex="8.5pt"/>
    </style:style>
    <style:style style:name="T350" style:parent-style-name="Fuentedepárrafopredeter." style:family="text">
      <style:text-properties style:font-name="Tahoma" style:font-name-complex="Tahoma" fo:color="#000000" fo:font-size="10pt" style:font-size-asian="10pt" style:font-size-complex="10pt"/>
    </style:style>
    <style:style style:name="T351" style:parent-style-name="CódigoHTML" style:family="text">
      <style:text-properties style:font-name="Consolas" fo:color="#E83E8C" fo:font-size="8.5pt" style:font-size-asian="8.5pt" style:font-size-complex="8.5pt"/>
    </style:style>
    <style:style style:name="T352" style:parent-style-name="Fuentedepárrafopredeter." style:family="text">
      <style:text-properties style:font-name="Tahoma" style:font-name-complex="Tahoma" fo:color="#000000" fo:font-size="10pt" style:font-size-asian="10pt" style:font-size-complex="10pt"/>
    </style:style>
    <style:style style:name="T353" style:parent-style-name="CódigoHTML" style:family="text">
      <style:text-properties style:font-name="Consolas" fo:color="#E83E8C" fo:font-size="8.5pt" style:font-size-asian="8.5pt" style:font-size-complex="8.5pt"/>
    </style:style>
    <style:style style:name="T354" style:parent-style-name="Fuentedepárrafopredeter." style:family="text">
      <style:text-properties style:font-name="Tahoma" style:font-name-complex="Tahoma" fo:color="#000000" fo:font-size="10pt" style:font-size-asian="10pt" style:font-size-complex="10pt"/>
    </style:style>
    <style:style style:name="T355" style:parent-style-name="CódigoHTML" style:family="text">
      <style:text-properties style:font-name="Consolas" fo:color="#E83E8C" fo:font-size="8.5pt" style:font-size-asian="8.5pt" style:font-size-complex="8.5pt"/>
    </style:style>
    <style:style style:name="T356" style:parent-style-name="Fuentedepárrafopredeter." style:family="text">
      <style:text-properties style:font-name="Tahoma" style:font-name-complex="Tahoma" fo:color="#000000" fo:font-size="10pt" style:font-size-asian="10pt" style:font-size-complex="10pt"/>
    </style:style>
    <style:style style:name="T357" style:parent-style-name="CódigoHTML" style:family="text">
      <style:text-properties style:font-name="Consolas" fo:color="#E83E8C" fo:font-size="8.5pt" style:font-size-asian="8.5pt" style:font-size-complex="8.5pt"/>
    </style:style>
    <style:style style:name="T358" style:parent-style-name="Fuentedepárrafopredeter." style:family="text">
      <style:text-properties style:font-name="Tahoma" style:font-name-complex="Tahoma" fo:color="#000000" fo:font-size="10pt" style:font-size-asian="10pt" style:font-size-complex="10pt"/>
    </style:style>
    <style:style style:name="T359" style:parent-style-name="CódigoHTML" style:family="text">
      <style:text-properties style:font-name="Consolas" fo:color="#E83E8C" fo:font-size="8.5pt" style:font-size-asian="8.5pt" style:font-size-complex="8.5pt"/>
    </style:style>
    <style:style style:name="T360" style:parent-style-name="Fuentedepárrafopredeter." style:family="text">
      <style:text-properties style:font-name="Tahoma" style:font-name-complex="Tahoma" fo:color="#000000" fo:font-size="10pt" style:font-size-asian="10pt" style:font-size-complex="10pt"/>
    </style:style>
    <style:style style:name="T361" style:parent-style-name="CódigoHTML" style:family="text">
      <style:text-properties style:font-name="Consolas" fo:color="#E83E8C" fo:font-size="8.5pt" style:font-size-asian="8.5pt" style:font-size-complex="8.5pt"/>
    </style:style>
    <style:style style:name="T362" style:parent-style-name="Fuentedepárrafopredeter." style:family="text">
      <style:text-properties style:font-name="Tahoma" style:font-name-complex="Tahoma" fo:color="#000000" fo:font-size="10pt" style:font-size-asian="10pt" style:font-size-complex="10pt"/>
    </style:style>
    <style:style style:name="T363" style:parent-style-name="CódigoHTML" style:family="text">
      <style:text-properties style:font-name="Consolas" fo:color="#E83E8C" fo:font-size="8.5pt" style:font-size-asian="8.5pt" style:font-size-complex="8.5pt"/>
    </style:style>
    <style:style style:name="T364" style:parent-style-name="Fuentedepárrafopredeter." style:family="text">
      <style:text-properties style:font-name="Tahoma" style:font-name-complex="Tahoma" fo:color="#000000" fo:font-size="10pt" style:font-size-asian="10pt" style:font-size-complex="10pt"/>
    </style:style>
    <style:style style:name="P365" style:parent-style-name="Título3" style:family="paragraph">
      <style:paragraph-properties fo:margin-top="0.1166in" fo:margin-bottom="0.1166in" fo:background-color="#FFFFFF"/>
      <style:text-properties style:font-name="Tahoma" style:font-name-complex="Tahoma" fo:color="#0099CC" fo:font-size="14.5pt" style:font-size-asian="14.5pt" style:font-size-complex="14.5pt"/>
    </style:style>
    <style:style style:name="P366" style:parent-style-name="NormalWeb" style:family="paragraph">
      <style:paragraph-properties fo:margin-top="0in" fo:background-color="#FFFFFF"/>
    </style:style>
    <style:style style:name="T367" style:parent-style-name="Fuentedepárrafopredeter." style:family="text">
      <style:text-properties style:font-name="Tahoma" style:font-name-complex="Tahoma" fo:color="#000000" fo:font-size="10pt" style:font-size-asian="10pt" style:font-size-complex="10pt"/>
    </style:style>
    <style:style style:name="T368" style:parent-style-name="CódigoHTML" style:family="text">
      <style:text-properties style:font-name="Consolas" fo:color="#E83E8C" fo:font-size="8.5pt" style:font-size-asian="8.5pt" style:font-size-complex="8.5pt"/>
    </style:style>
    <style:style style:name="T369" style:parent-style-name="Fuentedepárrafopredeter." style:family="text">
      <style:text-properties style:font-name="Tahoma" style:font-name-complex="Tahoma" fo:color="#000000" fo:font-size="10pt" style:font-size-asian="10pt" style:font-size-complex="10pt"/>
    </style:style>
    <style:style style:name="T370" style:parent-style-name="CódigoHTML" style:family="text">
      <style:text-properties style:font-name="Consolas" fo:color="#E83E8C" fo:font-size="8.5pt" style:font-size-asian="8.5pt" style:font-size-complex="8.5pt"/>
    </style:style>
    <style:style style:name="T371" style:parent-style-name="Fuentedepárrafopredeter." style:family="text">
      <style:text-properties style:font-name="Tahoma" style:font-name-complex="Tahoma" fo:color="#000000" fo:font-size="10pt" style:font-size-asian="10pt" style:font-size-complex="10pt"/>
    </style:style>
    <style:style style:name="T372" style:parent-style-name="CódigoHTML" style:family="text">
      <style:text-properties style:font-name="Consolas" fo:color="#E83E8C" fo:font-size="8.5pt" style:font-size-asian="8.5pt" style:font-size-complex="8.5pt"/>
    </style:style>
    <style:style style:name="T373" style:parent-style-name="Fuentedepárrafopredeter." style:family="text">
      <style:text-properties style:font-name="Tahoma" style:font-name-complex="Tahoma" fo:color="#000000" fo:font-size="10pt" style:font-size-asian="10pt" style:font-size-complex="10pt"/>
    </style:style>
    <style:style style:name="T374" style:parent-style-name="CódigoHTML" style:family="text">
      <style:text-properties style:font-name="Consolas" fo:color="#E83E8C" fo:font-size="8.5pt" style:font-size-asian="8.5pt" style:font-size-complex="8.5pt"/>
    </style:style>
    <style:style style:name="T375" style:parent-style-name="Fuentedepárrafopredeter." style:family="text">
      <style:text-properties style:font-name="Tahoma" style:font-name-complex="Tahoma" fo:color="#000000" fo:font-size="10pt" style:font-size-asian="10pt" style:font-size-complex="10pt"/>
    </style:style>
    <style:style style:name="T376" style:parent-style-name="CódigoHTML" style:family="text">
      <style:text-properties style:font-name="Consolas" fo:color="#E83E8C" fo:font-size="8.5pt" style:font-size-asian="8.5pt" style:font-size-complex="8.5pt"/>
    </style:style>
    <style:style style:name="T377" style:parent-style-name="Fuentedepárrafopredeter." style:family="text">
      <style:text-properties style:font-name="Tahoma" style:font-name-complex="Tahoma" fo:color="#000000" fo:font-size="10pt" style:font-size-asian="10pt" style:font-size-complex="10pt"/>
    </style:style>
    <style:style style:name="P378" style:parent-style-name="NormalWeb" style:family="paragraph">
      <style:paragraph-properties fo:margin-top="0in" fo:margin-left="0.8333in" fo:background-color="#FFFFFF">
        <style:tab-stops>
          <style:tab-stop style:type="left" style:position="-0.3333in"/>
        </style:tab-stops>
      </style:paragraph-properties>
    </style:style>
    <style:style style:name="T379" style:parent-style-name="Textoennegrita" style:family="text">
      <style:text-properties style:font-name="Tahoma" style:font-name-complex="Tahoma" fo:color="#000000" fo:font-size="10pt" style:font-size-asian="10pt" style:font-size-complex="10pt"/>
    </style:style>
    <style:style style:name="T380" style:parent-style-name="Fuentedepárrafopredeter." style:family="text">
      <style:text-properties style:font-name="Tahoma" style:font-name-complex="Tahoma" fo:color="#000000" fo:font-size="10pt" style:font-size-asian="10pt" style:font-size-complex="10pt"/>
    </style:style>
    <style:style style:name="T381" style:parent-style-name="CódigoHTML" style:family="text">
      <style:text-properties style:font-name="Consolas" fo:color="#E83E8C" fo:font-size="8.5pt" style:font-size-asian="8.5pt" style:font-size-complex="8.5pt"/>
    </style:style>
    <style:style style:name="T382" style:parent-style-name="Fuentedepárrafopredeter." style:family="text">
      <style:text-properties style:font-name="Tahoma" style:font-name-complex="Tahoma" fo:color="#000000" fo:font-size="10pt" style:font-size-asian="10pt" style:font-size-complex="10pt"/>
    </style:style>
    <style:style style:name="T383" style:parent-style-name="CódigoHTML" style:family="text">
      <style:text-properties style:font-name="Consolas" fo:color="#E83E8C" fo:font-size="8.5pt" style:font-size-asian="8.5pt" style:font-size-complex="8.5pt"/>
    </style:style>
    <style:style style:name="T384" style:parent-style-name="Fuentedepárrafopredeter." style:family="text">
      <style:text-properties style:font-name="Tahoma" style:font-name-complex="Tahoma" fo:color="#000000" fo:font-size="10pt" style:font-size-asian="10pt" style:font-size-complex="10pt"/>
    </style:style>
    <style:style style:name="T385" style:parent-style-name="CódigoHTML" style:family="text">
      <style:text-properties style:font-name="Consolas" fo:color="#E83E8C" fo:font-size="8.5pt" style:font-size-asian="8.5pt" style:font-size-complex="8.5pt"/>
    </style:style>
    <style:style style:name="T386" style:parent-style-name="Fuentedepárrafopredeter." style:family="text">
      <style:text-properties style:font-name="Tahoma" style:font-name-complex="Tahoma" fo:color="#000000" fo:font-size="10pt" style:font-size-asian="10pt" style:font-size-complex="10pt"/>
    </style:style>
    <style:style style:name="T387" style:parent-style-name="CódigoHTML" style:family="text">
      <style:text-properties style:font-name="Consolas" fo:color="#E83E8C" fo:font-size="8.5pt" style:font-size-asian="8.5pt" style:font-size-complex="8.5pt"/>
    </style:style>
    <style:style style:name="T388" style:parent-style-name="Fuentedepárrafopredeter." style:family="text">
      <style:text-properties style:font-name="Tahoma" style:font-name-complex="Tahoma" fo:color="#000000" fo:font-size="10pt" style:font-size-asian="10pt" style:font-size-complex="10pt"/>
    </style:style>
    <style:style style:name="T389" style:parent-style-name="Fuentedepárrafopredeter." style:family="text">
      <style:text-properties style:font-name="Tahoma" style:font-name-complex="Tahoma" fo:color="#000000" fo:font-size="10pt" style:font-size-asian="10pt" style:font-size-complex="10pt"/>
    </style:style>
    <style:style style:name="T390" style:parent-style-name="CódigoHTML" style:family="text">
      <style:text-properties style:font-name="Consolas" fo:color="#E83E8C" fo:font-size="8.5pt" style:font-size-asian="8.5pt" style:font-size-complex="8.5pt"/>
    </style:style>
    <style:style style:name="T391" style:parent-style-name="Fuentedepárrafopredeter." style:family="text">
      <style:text-properties style:font-name="Tahoma" style:font-name-complex="Tahoma" fo:color="#000000" fo:font-size="10pt" style:font-size-asian="10pt" style:font-size-complex="10pt"/>
    </style:style>
    <style:style style:name="T392" style:parent-style-name="CódigoHTML" style:family="text">
      <style:text-properties style:font-name="Consolas" fo:color="#E83E8C" fo:font-size="8.5pt" style:font-size-asian="8.5pt" style:font-size-complex="8.5pt"/>
    </style:style>
    <style:style style:name="T393" style:parent-style-name="Fuentedepárrafopredeter." style:family="text">
      <style:text-properties style:font-name="Tahoma" style:font-name-complex="Tahoma" fo:color="#000000" fo:font-size="10pt" style:font-size-asian="10pt" style:font-size-complex="10pt"/>
    </style:style>
    <style:style style:name="P394" style:parent-style-name="NormalWeb" style:family="paragraph">
      <style:paragraph-properties fo:margin-top="0in" fo:margin-left="0.8333in" fo:background-color="#FFFFFF">
        <style:tab-stops>
          <style:tab-stop style:type="left" style:position="-0.3333in"/>
        </style:tab-stops>
      </style:paragraph-properties>
    </style:style>
    <style:style style:name="T395" style:parent-style-name="Textoennegrita" style:family="text">
      <style:text-properties style:font-name="Tahoma" style:font-name-complex="Tahoma" fo:color="#000000" fo:font-size="10pt" style:font-size-asian="10pt" style:font-size-complex="10pt"/>
    </style:style>
    <style:style style:name="T396" style:parent-style-name="Fuentedepárrafopredeter." style:family="text">
      <style:text-properties style:font-name="Tahoma" style:font-name-complex="Tahoma" fo:color="#000000" fo:font-size="10pt" style:font-size-asian="10pt" style:font-size-complex="10pt"/>
    </style:style>
    <style:style style:name="T397" style:parent-style-name="CódigoHTML" style:family="text">
      <style:text-properties style:font-name="Consolas" fo:color="#E83E8C" fo:font-size="8.5pt" style:font-size-asian="8.5pt" style:font-size-complex="8.5pt"/>
    </style:style>
    <style:style style:name="T398" style:parent-style-name="Fuentedepárrafopredeter." style:family="text">
      <style:text-properties style:font-name="Tahoma" style:font-name-complex="Tahoma" fo:color="#000000" fo:font-size="10pt" style:font-size-asian="10pt" style:font-size-complex="10pt"/>
    </style:style>
    <style:style style:name="T399" style:parent-style-name="CódigoHTML" style:family="text">
      <style:text-properties style:font-name="Consolas" fo:color="#E83E8C" fo:font-size="8.5pt" style:font-size-asian="8.5pt" style:font-size-complex="8.5pt"/>
    </style:style>
    <style:style style:name="T400" style:parent-style-name="Fuentedepárrafopredeter." style:family="text">
      <style:text-properties style:font-name="Tahoma" style:font-name-complex="Tahoma" fo:color="#000000" fo:font-size="10pt" style:font-size-asian="10pt" style:font-size-complex="10pt"/>
    </style:style>
    <style:style style:name="T401" style:parent-style-name="CódigoHTML" style:family="text">
      <style:text-properties style:font-name="Consolas" fo:color="#E83E8C" fo:font-size="8.5pt" style:font-size-asian="8.5pt" style:font-size-complex="8.5pt"/>
    </style:style>
    <style:style style:name="T402" style:parent-style-name="Fuentedepárrafopredeter." style:family="text">
      <style:text-properties style:font-name="Tahoma" style:font-name-complex="Tahoma" fo:color="#000000" fo:font-size="10pt" style:font-size-asian="10pt" style:font-size-complex="10pt"/>
    </style:style>
  </office:automatic-styles>
  <office:body>
    <office:text text:use-soft-page-breaks="true">
      <text:h text:style-name="P1" text:outline-level="1">TreeBitSet</text:h>
      <text:p text:style-name="P2"><text:span text:style-name="T3">Un conjunto de bits es una secuencia de bits que representa un conjunto de enteros no negativos. Cada bit indica si un elemento está presente (el bit está puesto a 1) o ausente (el bit está puesto a 0) en el conjunto. Por ejemplo, el conjunto de bits </text:span><text:span text:style-name="T4">00001010</text:span><text:span text:style-name="T5"> representa el conjunto </text:span><text:span text:style-name="T6">{1, 3}</text:span><text:span text:style-name="T7">, ya que los bits en las posiciones 1 y 3 son 1, y el resto de los bits son 0 (ten en cuenta que el bit más a la derecha tiene la posición 0).</text:span></text:p>
      <text:p text:style-name="P8"><text:span text:style-name="T9">Un </text:span><text:span text:style-name="T10">TreeBitSet</text:span><text:span text:style-name="T11"> es una estructura de datos que representa un conjunto de enteros no negativos usando un árbol binario que almacena conjuntos de bits en sus hojas (a partir de ahora llamaremos a este árbol un “árbol de conjuntos de bits”). Un </text:span><text:span text:style-name="T12">TreeBitSet</text:span><text:span text:style-name="T13"> puede almacenar un número máximo de elementos, por lo que consta de dos componentes: una capacidad (número máximo de elementos que se pueden almacenar en el conjunto que estarán en el rango [0,</text:span><text:span text:style-name="T14">capacidad</text:span><text:span text:style-name="T15">−1]), y un árbol de conjuntos de bits, que almacena los elementos reales en sus hojas. El árbol de conjuntos de bits es un árbol binario perfecto, donde cada nodo es una hoja o un nodo interno con dos hijos. En nuestra implementación, cada nodo hoja contendrá un conjunto de bits de 64 bits, que representa un subconjunto de los elementos en el rango [0,</text:span><text:span text:style-name="T16">capacidad</text:span><text:span text:style-name="T17">−1] de los elementos posibles. Cada nodo interno representa la unión de los conjuntos de bits de sus dos hijos.</text:span></text:p>
      <text:p text:style-name="P18"><text:span text:style-name="T19">La principal ventaja de usar un </text:span><text:span text:style-name="T20">TreeBitSet</text:span><text:span text:style-name="T21"> es reducir la complejidad espacial y temporal de las operaciones de conjuntos, como agregar, eliminar y consultar elementos. Un </text:span><text:span text:style-name="T22">TreeBitSet</text:span><text:span text:style-name="T23"> puede almacenar hasta 64 * 2</text:span><text:span text:style-name="T24">h</text:span><text:span text:style-name="T25"> − 1</text:span><text:span text:style-name="T26"> elementos, donde </text:span><text:span text:style-name="T27">h</text:span><text:span text:style-name="T28"> es la altura del árbol, usando solo 2</text:span><text:span text:style-name="T29">h</text:span><text:span text:style-name="T30"> conjuntos de bits de 64 bits en las hojas. Además, un </text:span><text:span text:style-name="T31">TreeBitSet</text:span><text:span text:style-name="T32"> puede realizar la mayoría de las operaciones de conjunto en tiempo logarítmico, recorriendo el árbol y aplicando operaciones a nivel de bits en los conjuntos de bits relevantes.</text:span></text:p>
      <text:p text:style-name="P33"><text:span text:style-name="T34">La capacidad de un </text:span><text:span text:style-name="T35">TreeBitSet</text:span><text:span text:style-name="T36"> debe ser un múltiplo de 64, ya que cada nodo hoja puede almacenar hasta 64 elementos. La capacidad de cada subárbol es la mitad de la capacidad de su nodo padre. El rango de elementos que cada subárbol puede almacenar está determinado por su posición en el árbol. Por ejemplo, el hijo izquierdo de un nodo puede almacenar elementos desde 0 hasta la mitad de la capacidad del nodo menos 1, y el hijo derecho de un nodo puede almacenar elementos desde la mitad de la capacidad del nodo hasta la capacidad del nodo menos 1. Este proceso donde cada nodo se divide en dos subárboles se repite hasta que la capacidad de los subárboles sea igual a 64, momento en el que los subárboles son hojas.</text:span></text:p>
      <text:p text:style-name="P37"><text:span text:style-name="T38">Para ilustrar cómo funciona el </text:span><text:span text:style-name="T39">TreeBitSet</text:span><text:span text:style-name="T40">, consideremos un ejemplo de </text:span><text:span text:style-name="T41">TreeBitSet</text:span><text:span text:style-name="T42"> con capacidad 256, que puede almacenar elementos en el rango [0,255]. El árbol de conjuntos de bits correspondiente tiene dos niveles de nodos internos y un nivel de hojas. El nodo raíz tiene capacidad 256, y sus dos hijos, que son nodos internos, tienen capacidad 128. El hijo izquierdo del nodo raíz tiene dos hijos, que son hojas, con capacidad 64. La primera hoja almacena los elementos en el rango [0,63], y la segunda hoja almacena los elementos en el rango [64,127]. El hijo derecho del nodo raíz tiene dos hijos, que son hojas, con capacidad 64. La primera hoja almacena los elementos en el rango [128,191], y la segunda hoja almacena los elementos en el rango [192,255].</text:span></text:p>
      <text:p text:style-name="P43">Veamos cómo agregar algunos elementos a este conjunto de bits en árbol. Empezamos con un árbol de conjuntos de bits vacío, donde todos los conjuntos de bits son 0, que se ve así (solo mostramos 5 bits por hoja por simplicidad, pero la implementación real usa 64 bits por hoja):</text:p>
      <text:p text:style-name="P44"><text:span text:style-name="T45"><text:s text:c="11"/></text:span><text:span text:style-name="T46">Node</text:span></text:p>
      <text:p text:style-name="P47"><text:s text:c="9"/>/ <text:s text:c="4"/>\</text:p>
      <text:p text:style-name="P48"><text:s text:c="6"/>Node <text:s text:c="4"/>Node</text:p>
      <text:p text:style-name="P49"><text:s text:c="5"/>/ <text:s text:c="2"/>\ <text:s text:c="4"/>/ <text:s text:c="2"/>\</text:p>
      <text:p text:style-name="P50"><text:s text:c="2"/>Leaf <text:s/>Leaf <text:s/>Leaf <text:s/>Leaf</text:p>
      <text:p text:style-name="P51"><text:span text:style-name="T52"><text:s text:c="2"/></text:span><text:span text:style-name="T53">00000 00000 00000 00000</text:span></text:p>
      <text:soft-page-break/>
      <text:p text:style-name="P54"><text:span text:style-name="T55">Ahora agregaremos el elemento 4 al árbol de conjuntos de bits. Como 4 es menor que la mitad de la capacidad del nodo raíz (256/2 = 128), el elemento 4 pertenece al hijo izquierdo. Como el hijo izquierdo es un nodo interno, repetimos el mismo procedimiento para este nodo. Como 4 es menor que la mitad de la capacidad del hijo izquierdo (128/2 = 64), el elemento 4 pertenece al hijo izquierdo del hijo izquierdo. Como el hijo izquierdo del hijo izquierdo es una hoja, ponemos el bit en la posición 4 del conjunto de bits de esta hoja a 1. El conjunto de bits se convierte en </text:span><text:span text:style-name="T56">10000</text:span><text:span text:style-name="T57">. El árbol de conjuntos de bits se ve así:</text:span></text:p>
      <text:p text:style-name="P58"><text:span text:style-name="T59"><text:s text:c="11"/></text:span><text:span text:style-name="T60">Node</text:span></text:p>
      <text:p text:style-name="P61"><text:s text:c="9"/>/ <text:s text:c="4"/>\</text:p>
      <text:p text:style-name="P62"><text:s text:c="6"/>Node <text:s text:c="4"/>Node</text:p>
      <text:p text:style-name="P63"><text:s text:c="5"/>/ <text:s text:c="2"/>\ <text:s text:c="4"/>/ <text:s text:c="2"/>\</text:p>
      <text:p text:style-name="P64"><text:s text:c="2"/>Leaf <text:s/>Leaf <text:s/>Leaf <text:s/>Leaf</text:p>
      <text:p text:style-name="P65"><text:span text:style-name="T66"><text:s text:c="2"/></text:span><text:span text:style-name="T67">10000 00000 00000 00000</text:span></text:p>
      <text:p text:style-name="P68"><text:span text:style-name="T69">Ahora agregaremos el elemento 0 a este árbol de conjuntos de bits. El procedimiento es similar, pero terminamos poniendo el bit en la posición 0 de la hoja más a la izquierda, que se convierte en </text:span><text:span text:style-name="T70">10001</text:span><text:span text:style-name="T71">:</text:span></text:p>
      <text:p text:style-name="P72"><text:span text:style-name="T73"><text:s text:c="11"/></text:span><text:span text:style-name="T74">Node</text:span></text:p>
      <text:p text:style-name="P75"><text:s text:c="9"/>/ <text:s text:c="4"/>\</text:p>
      <text:p text:style-name="P76"><text:s text:c="6"/>Node <text:s text:c="4"/>Node</text:p>
      <text:p text:style-name="P77"><text:s text:c="5"/>/ <text:s text:c="2"/>\ <text:s text:c="4"/>/ <text:s text:c="2"/>\</text:p>
      <text:p text:style-name="P78"><text:s text:c="2"/>Leaf <text:s/>Leaf <text:s/>Leaf <text:s/>Leaf</text:p>
      <text:p text:style-name="P79"><text:span text:style-name="T80"><text:s text:c="2"/></text:span><text:span text:style-name="T81">10001 00000 00000 00000</text:span></text:p>
      <text:p text:style-name="P82"><text:span text:style-name="T83">Finalmente, agregaremos el elemento 195 al árbol de conjuntos de bits. Como 195 es mayor o igual que la mitad de la capacidad del nodo raíz (256/2 = 128), el elemento 195 pertenece al hijo derecho. Sin embargo, como los bits en el hijo derecho corresponden a valores en el rango [128,255], restamos la mitad de la capacidad del nodo raíz al elemento, y agregamos 67 (195 - 128) al hijo derecho en su lugar. Como el hijo derecho es un nodo interno, repetimos el mismo procedimiento para este nodo. Como 67 es mayor o igual que la mitad de la capacidad del hijo derecho (128/2 = 64), el elemento 67 pertenece al hijo derecho del hijo derecho. Sin embargo, como los bits en el hijo derecho del hijo derecho corresponden a valores en el rango [192,255], restamos la mitad de la capacidad del hijo derecho al elemento, y agregamos 3 (67 - 64) al hijo derecho del hijo derecho en su lugar. Como el hijo derecho del hijo derecho es una hoja, ponemos el bit en la posición 3 del conjunto de bits de esta hoja a 1. El conjunto de bits se convierte en </text:span><text:span text:style-name="T84">01000</text:span><text:span text:style-name="T85">:</text:span></text:p>
      <text:p text:style-name="P86"><text:s text:c="11"/>Node</text:p>
      <text:p text:style-name="P87"><text:s text:c="9"/>/ <text:s text:c="4"/>\</text:p>
      <text:p text:style-name="P88"><text:s text:c="6"/>Node <text:s text:c="4"/>Node</text:p>
      <text:p text:style-name="P89"><text:s text:c="5"/>/ <text:s text:c="2"/>\ <text:s text:c="4"/>/ <text:s text:c="2"/>\</text:p>
      <text:p text:style-name="P90"><text:s text:c="2"/>Leaf <text:s/>Leaf <text:s/>Leaf <text:s/>Leaf</text:p>
      <text:p text:style-name="P91"><text:span text:style-name="T92"><text:s text:c="2"/>10001 00000 00000 01000</text:span></text:p>
      <text:p text:style-name="P93">Para comprobar si un elemento está contenido en el árbol de conjuntos de bits, seguimos un procedimiento similar al de agregar un elemento, pero en lugar de poner el bit en la hoja correspondiente a 1, comprobamos si el bit es 1 o 0. Para eliminar un elemento del árbol de conjuntos de bits, ponemos el bit en la hoja correspondiente a 0.</text:p>
      <text:h text:style-name="P94" text:outline-level="1">Conjuntos de bits en árbol en Java</text:h>
      <text:p text:style-name="P95">En Java, podemos representar esta estructura de datos usando la siguiente interfaz y clases:</text:p>
      <text:p text:style-name="P96"><text:span text:style-name="T97"><text:s text:c="2"/></text:span><text:span text:style-name="T98">private interface Tree {</text:span></text:p>
      <text:p text:style-name="P99"><text:span text:style-name="T100"><text:s text:c="4"/>boolean contains(long element, long capacity);</text:span></text:p>
      <text:p text:style-name="P101"><text:span text:style-name="T102"><text:s text:c="4"/>void add(long element, long capacity);</text:span></text:p>
      <text:p text:style-name="P103"><text:span text:style-name="T104"><text:s text:c="4"/>long size();</text:span></text:p>
      <text:p text:style-name="P105"><text:span text:style-name="T106"><text:s text:c="4"/>List&lt;Long&gt; toList(long capacity);</text:span></text:p>
      <text:p text:style-name="P107"><text:span text:style-name="T108"><text:s text:c="2"/>}</text:span></text:p>
      <text:p text:style-name="P109"/>
      <text:p text:style-name="P110"><text:span text:style-name="T111"><text:s text:c="2"/>private static class Leaf implements Tree {</text:span></text:p>
      <text:p text:style-name="P112"><text:span text:style-name="T113"><text:s text:c="4"/>private long bitset;</text:span></text:p>
      <text:p text:style-name="P114"/>
      <text:p text:style-name="P115"><text:span text:style-name="T116"><text:s text:c="4"/>public Leaf(long bitset) {</text:span></text:p>
      <text:p text:style-name="P117"><text:span text:style-name="T118"><text:s text:c="6"/>this.bitset = bitset;</text:span></text:p>
      <text:p text:style-name="P119"><text:span text:style-name="T120"><text:s text:c="4"/>}</text:span></text:p>
      <text:p text:style-name="P121"/>
      <text:p text:style-name="P122"><text:span text:style-name="T123"><text:s text:c="4"/>...</text:span></text:p>
      <text:p text:style-name="P124"><text:span text:style-name="T125"><text:s text:c="2"/>}</text:span></text:p>
      <text:p text:style-name="P126"><text:span text:style-name="T127"><text:s text:c="2"/></text:span></text:p>
      <text:p text:style-name="P128"><text:span text:style-name="T129"><text:s text:c="2"/>private static class Node implements Tree {</text:span></text:p>
      <text:p text:style-name="P130"><text:span text:style-name="T131"><text:s text:c="4"/>private final Tree left, right;</text:span></text:p>
      <text:p text:style-name="P132"/>
      <text:p text:style-name="P133"><text:span text:style-name="T134"><text:s text:c="4"/>public Node(Tree left, Tree right) {</text:span></text:p>
      <text:p text:style-name="P135"><text:span text:style-name="T136"><text:s text:c="6"/>this.left = left;</text:span></text:p>
      <text:p text:style-name="P137"><text:span text:style-name="T138"><text:s text:c="6"/>this.right = right;</text:span></text:p>
      <text:p text:style-name="P139"><text:span text:style-name="T140"><text:s text:c="4"/></text:span><text:span text:style-name="T141">}</text:span></text:p>
      <text:p text:style-name="P142"/>
      <text:p text:style-name="P143"><text:span text:style-name="T144"><text:s text:c="4"/>...</text:span></text:p>
      <text:p text:style-name="P145"><text:span text:style-name="T146"><text:s text:c="2"/>}</text:span></text:p>
      <text:p text:style-name="P147"><text:span text:style-name="T148">La interfaz </text:span><text:span text:style-name="T149">Tree</text:span><text:span text:style-name="T150"> representa un árbol de conjuntos de bits. Un </text:span><text:span text:style-name="T151">Tree</text:span><text:span text:style-name="T152"> puede ser una </text:span><text:span text:style-name="T153">Leaf</text:span><text:span text:style-name="T154">, que contiene un conjunto de bits de tipo </text:span><text:span text:style-name="T155">long</text:span><text:span text:style-name="T156"> (cada valor </text:span><text:span text:style-name="T157">long</text:span><text:span text:style-name="T158"> en nuestra implementación consta de 64 bits), o un </text:span><text:span text:style-name="T159">Node</text:span><text:span text:style-name="T160">, que contiene dos </text:span><text:span text:style-name="T161">Tree</text:span><text:span text:style-name="T162">s como sus hijos.</text:span></text:p>
      <text:p text:style-name="P163"><text:span text:style-name="T164">La clase </text:span><text:span text:style-name="T165">TreeBitSet</text:span><text:span text:style-name="T166"> representa un conjunto de bits en árbol. Un </text:span><text:span text:style-name="T167">TreeBitSet</text:span><text:span text:style-name="T168"> consta de un </text:span><text:span text:style-name="T169">long</text:span><text:span text:style-name="T170">, que es su capacidad, y un </text:span><text:span text:style-name="T171">Tree</text:span><text:span text:style-name="T172">, que es una referencia a la raíz del árbol de conjuntos de bits.</text:span></text:p>
      <text:p text:style-name="P173"><text:span text:style-name="T174">public class TreeBitSet {</text:span></text:p>
      <text:p text:style-name="P175"><text:span text:style-name="T176"><text:s text:c="2"/>private static final int BITS_PER_LEAF = LongBits.bitsPerLong;</text:span></text:p>
      <text:p text:style-name="P177"><text:span text:style-name="T178"><text:s text:c="2"/>private final long capacity;</text:span></text:p>
      <text:p text:style-name="P179"><text:span text:style-name="T180"><text:s text:c="2"/>private final Tree root;</text:span></text:p>
      <text:p text:style-name="P181"><text:span text:style-name="T182">La constante </text:span><text:span text:style-name="T183">BITS_PER_LEAF</text:span><text:span text:style-name="T184"> es el número de bits en un </text:span><text:span text:style-name="T185">long</text:span><text:span text:style-name="T186">, que es 64.</text:span></text:p>
      <text:p text:style-name="P187"><text:span text:style-name="T188">También proporcionamos un módulo llamado </text:span><text:span text:style-name="T189">LongBits</text:span><text:span text:style-name="T190"> que implementa métodos para manipular conjuntos de bits representados como </text:span><text:span text:style-name="T191">long</text:span><text:span text:style-name="T192">s (ver métodos y comentarios en el código proporcionado en la clase </text:span><text:span text:style-name="T193">dataStructures.set.LongBits</text:span><text:span text:style-name="T194">).</text:span></text:p>
      <text:h text:style-name="P195" text:outline-level="2">Ejercicios</text:h>
      <text:p text:style-name="Normal"/>
      <text:list text:style-name="LFO1" text:continue-numbering="true">
        <text:list-item>
          <text:p text:style-name="P196"><text:span text:style-name="T197">(1 punto)</text:span><text:span text:style-name="T198"> Implementa el método estático privado </text:span><text:span text:style-name="T199">makeTree</text:span><text:span text:style-name="T200">, que toma un </text:span><text:span text:style-name="T201">long</text:span><text:span text:style-name="T202"> correspondiente a una capacidad válida (64 </text:span><text:span text:style-name="T203">⋅</text:span><text:span text:style-name="T204"> 2</text:span><text:span text:style-name="T205">n</text:span><text:span text:style-name="T206"> para algún </text:span><text:span text:style-name="T207">n</text:span><text:span text:style-name="T208"> ≥ 0), y devuelve un </text:span><text:span text:style-name="T209">Tree</text:span><text:span text:style-name="T210"> de conjuntos de bits con esa capacidad. El método debe crear un árbol perfecto para dicha capacidad, donde todos los conjuntos de bits sean 0. El método debe usar un algoritmo recursivo, que crea una </text:span><text:span text:style-name="T211">Leaf</text:span><text:span text:style-name="T212"> con conjunto de bits 0 si la capacidad es menor o igual que </text:span><text:span text:style-name="T213">BITS_PER_LEAF</text:span><text:span text:style-name="T214">, o un </text:span><text:span text:style-name="T215">Node</text:span><text:span text:style-name="T216"> con dos subárboles de la mitad de la capacidad en caso contrario.</text:span></text:p>
        </text:list-item>
        <text:list-item>
          <text:p text:style-name="P217"><text:span text:style-name="T218">(0.25 puntos)</text:span><text:span text:style-name="T219"> Se proporciona ya implementado con los códigos el método estático privado </text:span><text:span text:style-name="T220">isValidCapacity</text:span><text:span text:style-name="T221">, que toma un </text:span><text:span text:style-name="T222">long</text:span><text:span text:style-name="T223"> como la capacidad de un </text:span><text:span text:style-name="T224">TreeBitSet</text:span><text:span text:style-name="T225"> y devuelve </text:span><text:span text:style-name="T226">true</text:span><text:span text:style-name="T227"> si dicha capacidad es 64 </text:span><text:span text:style-name="T228">⋅</text:span><text:span text:style-name="T229"> 2</text:span><text:span text:style-name="T230">n</text:span><text:span text:style-name="T231"> para algún </text:span><text:span text:style-name="T232">n</text:span><text:span text:style-name="T233"> ≥ 0, y </text:span><text:span text:style-name="T234">false</text:span><text:span text:style-name="T235"> en caso contrario. Usando este método, implementa el constructor público </text:span><text:span text:style-name="T236">TreeBitSet</text:span><text:span text:style-name="T237">, que toma un </text:span><text:span text:style-name="T238">long</text:span><text:span text:style-name="T239"> como la capacidad de un </text:span><text:span text:style-name="T240">TreeBitSet</text:span><text:span text:style-name="T241"> y devuelve un </text:span><text:span text:style-name="T242">TreeBitSet</text:span><text:span text:style-name="T243"> vacío con esa capacidad. El constructor debe comprobar si la capacidad es positiva y válida, y usar el método </text:span><text:span text:style-name="T244">makeTree</text:span><text:span text:style-name="T245"> para crear el árbol de conjuntos de bits. Si la capacidad es negativa o inválida, el constructor debe lanzar un error con el mensaje “capacity must be positive” o “capacity must be 64 multiplied by a power of 2” respectivamente.</text:span></text:p>
        </text:list-item>
        <text:list-item>
          <text:p text:style-name="P246"><text:span text:style-name="T247">(0.25 puntos)</text:span><text:span text:style-name="T248"> Implementa el método público </text:span><text:span text:style-name="T249">capacity</text:span><text:span text:style-name="T250"> en la clase </text:span><text:span text:style-name="T251">TreeBitSet</text:span><text:span text:style-name="T252"> que devuelve la capacidad del conjunto. El método debe simplemente devolver el valor del atributo correspondiente en la clase.</text:span></text:p>
        </text:list-item>
        <text:list-item>
          <text:p text:style-name="P253"><text:span text:style-name="T254">(0.25 puntos)</text:span><text:span text:style-name="T255"> Implementa el método privado </text:span><text:span text:style-name="T256">outOfRange</text:span><text:span text:style-name="T257"> en la clase </text:span><text:span text:style-name="T258">TreeBitSet</text:span><text:span text:style-name="T259"> que toma un </text:span><text:span text:style-name="T260">long</text:span><text:span text:style-name="T261"> como un elemento, y devuelve </text:span><text:span text:style-name="T262">true</text:span><text:span text:style-name="T263"> si el elemento está fuera del rango del conjunto, y </text:span><text:span text:style-name="T264">false</text:span><text:span text:style-name="T265"> en caso contrario. El método debe comprobar si el elemento es negativo o mayor o igual que la capacidad del conjunto.</text:span></text:p>
        </text:list-item>
        <text:list-item>
          <text:p text:style-name="P266"><text:span text:style-name="T267">(1.25 puntos)</text:span><text:span text:style-name="T268"> Implementa el método público </text:span><text:span text:style-name="T269">size</text:span><text:span text:style-name="T270"> en la clase </text:span><text:span text:style-name="T271">TreeBitSet</text:span><text:span text:style-name="T272"> que devuelve el número total de elementos almacenados en el conjunto. Para implementar este método, implementa primero los métodos </text:span><text:span text:style-name="T273">size</text:span><text:span text:style-name="T274"> en las clases </text:span><text:span text:style-name="T275">Leaf</text:span><text:span text:style-name="T276"> y </text:span><text:span text:style-name="T277">Node</text:span><text:span text:style-name="T278">. Puedes contar el número de bits que están puestos a 1 en el conjunto de bits de una hoja usando el método </text:span><text:span text:style-name="T279">LongBits.countOnes</text:span><text:span text:style-name="T280">.</text:span></text:p>
        </text:list-item>
        <text:list-item>
          <text:p text:style-name="P281"><text:span text:style-name="T282">(0.25 puntos)</text:span><text:span text:style-name="T283"> Implementa el método público </text:span><text:span text:style-name="T284">isEmpty</text:span><text:span text:style-name="T285"> en la clase </text:span><text:span text:style-name="T286">TreeBitSet</text:span><text:span text:style-name="T287"> que devuelve </text:span><text:span text:style-name="T288">true</text:span><text:span text:style-name="T289"> si el conjunto está vacío, y </text:span><text:span text:style-name="T290">false</text:span><text:span text:style-name="T291"> en caso contrario.</text:span></text:p>
        </text:list-item>
        <text:list-item>
          <text:p text:style-name="P292"><text:span text:style-name="T293">(1.25 puntos)</text:span><text:span text:style-name="T294"> Implementa el método público </text:span><text:span text:style-name="T295">contains</text:span><text:span text:style-name="T296"> en la clase </text:span><text:span text:style-name="T297">TreeBitSet</text:span><text:span text:style-name="T298"> que toma un </text:span><text:span text:style-name="T299">long</text:span><text:span text:style-name="T300"> como un elemento, y devuelve </text:span><text:span text:style-name="T301">true</text:span><text:span text:style-name="T302"> si el conjunto contiene el elemento, y </text:span><text:span text:style-name="T303">false</text:span><text:span text:style-name="T304"> en cualquier otro caso. Si el elemento está dentro de la capacidad del conjunto, para implementar este método, implementa primero los métodos auxiliares </text:span><text:span text:style-name="T305">contains</text:span><text:span text:style-name="T306"> en las clases </text:span><text:span text:style-name="T307">Leaf</text:span><text:span text:style-name="T308"> y </text:span><text:span text:style-name="T309">Node</text:span><text:span text:style-name="T310">, que toman un </text:span><text:span text:style-name="T311">long</text:span><text:span text:style-name="T312"> como un elemento, y un </text:span><text:span text:style-name="T313">long</text:span><text:span text:style-name="T314"> como la capacidad del árbol, y devuelven </text:span><text:span text:style-name="T315">true</text:span><text:span text:style-name="T316"> si el árbol contiene el elemento, y </text:span><text:span text:style-name="T317">false</text:span><text:span text:style-name="T318"> en caso contrario. Los métodos auxiliares deben recorrer recursivamente el subárbol izquierdo o derecho dependiendo de la posición del elemento en el rango. Una vez que se llega a una hoja, el método debe usar el método </text:span><text:span text:style-name="T319">LongBits.contains</text:span><text:span text:style-name="T320"> para comprobar si el bit correspondiente al elemento está puesto en el conjunto de bits.</text:span></text:p>
        </text:list-item>
        <text:list-item>
          <text:p text:style-name="P321"><text:span text:style-name="T322">(1.25 puntos)</text:span><text:span text:style-name="T323"> Implementa el método público </text:span><text:span text:style-name="T324">add</text:span><text:span text:style-name="T325"> en la clase </text:span><text:span text:style-name="T326">TreeBitSet</text:span><text:span text:style-name="T327"> que toma un </text:span><text:span text:style-name="T328">long</text:span><text:span text:style-name="T329"> como un elemento, y agrega ese elemento al </text:span><text:span text:style-name="T330">TreeBitSet</text:span><text:span text:style-name="T331">. El método debe comprobar si el elemento proporcionado está fuera del rango del conjunto y lanzar un error con el mensaje “element is out of range” si ese es el caso. En otro caso, para definir este método, implementa primero los métodos auxiliares </text:span><text:span text:style-name="T332">add</text:span><text:span text:style-name="T333"> en las clases </text:span><text:span text:style-name="T334">Leaf</text:span><text:span text:style-name="T335"> y </text:span><text:span text:style-name="T336">Node</text:span><text:span text:style-name="T337">, que toman un </text:span><text:span text:style-name="T338">long</text:span><text:span text:style-name="T339"> como un elemento, y un </text:span><text:span text:style-name="T340">long</text:span><text:span text:style-name="T341"> como la capacidad del árbol, y agregan ese elemento al </text:span><text:span text:style-name="T342">Tree</text:span><text:span text:style-name="T343">. Los métodos auxiliares deben recorrer recursivamente el subárbol izquierdo o derecho dependiendo de la posición del elemento en el rango. Una vez que se llega a una hoja, el método debe usar el método </text:span><text:span text:style-name="T344">LongBits.set</text:span><text:span text:style-name="T345"> para poner a 1 el bit correspondiente al elemento en el conjunto de bits.</text:span></text:p>
        </text:list-item>
        <text:list-item>
          <text:p text:style-name="P346"><text:span text:style-name="T347">(1.25 puntos)</text:span><text:span text:style-name="T348"> Implementa el método público </text:span><text:span text:style-name="T349">toList</text:span><text:span text:style-name="T350"> en la clase </text:span><text:span text:style-name="T351">TreeBitSet</text:span><text:span text:style-name="T352"> que devuelve una lista con los elementos en el conjunto. Para definir este método, implementa primero los métodos auxiliares </text:span><text:span text:style-name="T353">toList</text:span><text:span text:style-name="T354"> en las clases </text:span><text:span text:style-name="T355">Leaf</text:span><text:span text:style-name="T356"> y </text:span><text:span text:style-name="T357">Node</text:span><text:span text:style-name="T358">. El método debe usar el método auxiliar recursivo que toma un </text:span><text:span text:style-name="T359">long</text:span><text:span text:style-name="T360"> como la capacidad del árbol y devuelve una lista con los elementos en el árbol. El método auxiliar debe recorrer recursivamente los subárboles izquierdo y derecho. Una vez que se llega a una hoja, el método debe usar el método </text:span><text:span text:style-name="T361">LongBits.contains</text:span><text:span text:style-name="T362"> para obtener una lista con los elementos en el conjunto de bits. Las listas están implementadas en el paquete </text:span><text:span text:style-name="T363">dataStructures.list</text:span><text:span text:style-name="T364">.</text:span></text:p>
        </text:list-item>
      </text:list>
      <text:h text:style-name="P365" text:outline-level="3">Solo para estudiantes sin evaluación continua</text:h>
      <text:p text:style-name="P366"><text:span text:style-name="T367">Para resolver estos ejercicios, es posible que primero necesites definir un constructor privado para la clase </text:span><text:span text:style-name="T368">TreeBitSet</text:span><text:span text:style-name="T369"> que tome un </text:span><text:span text:style-name="T370">long</text:span><text:span text:style-name="T371"> como la capacidad de un </text:span><text:span text:style-name="T372">TreeBitSet</text:span><text:span text:style-name="T373"> y un </text:span><text:span text:style-name="T374">Tree</text:span><text:span text:style-name="T375"> como la raíz del árbol de conjuntos de bits. También puedes necesitar definir un método estático privado para clonar un </text:span><text:span text:style-name="T376">Tree</text:span><text:span text:style-name="T377">.</text:span></text:p>
      <text:list text:style-name="LFO2" text:continue-numbering="true">
        <text:list-item>
          <text:p text:style-name="P378"><text:span text:style-name="T379">(1.5 puntos)</text:span><text:span text:style-name="T380"> Implementa el método estático público </text:span><text:span text:style-name="T381">union</text:span><text:span text:style-name="T382">, que toma dos </text:span><text:span text:style-name="T383">TreeBitSet</text:span><text:span text:style-name="T384">s y devuelve un nuevo </text:span><text:span text:style-name="T385">TreeBitSet</text:span><text:span text:style-name="T386"> obtenido después de calcular la unión de los dos conjuntos. El método debe comprobar si los dos conjuntos tienen la misma capacidad y lanzar un error con el mensaje “sets have different capacities” si no es así. De lo contrario, el método debe usar un método auxiliar privado recursivo que toma dos </text:span><text:span text:style-name="T387">Tree</text:span><text:span text:style-name="T388">s<text:s/></text:span><text:soft-page-break/><text:span text:style-name="T389">y devuelve el nuevo </text:span><text:span text:style-name="T390">Tree</text:span><text:span text:style-name="T391">. El método auxiliar debe recorrer los subárboles izquierdo y derecho. Una vez que se llega a una hoja, el método debe usar el método </text:span><text:span text:style-name="T392">LongBits.or</text:span><text:span text:style-name="T393"> para calcular la unión de los dos conjuntos de bits. El método debe construir su resultado recorriendo directamente los árboles de los dos conjuntos, y no convirtiendo los conjuntos en listas u otra estructura de datos y luego de vuelta a árboles.</text:span></text:p>
        </text:list-item>
        <text:list-item>
          <text:p text:style-name="P394"><text:span text:style-name="T395">(1.5 puntos)</text:span><text:span text:style-name="T396"> Implementa el método estático público </text:span><text:span text:style-name="T397">extendedUnion</text:span><text:span text:style-name="T398">, que toma dos </text:span><text:span text:style-name="T399">TreeBitSet</text:span><text:span text:style-name="T400">s como conjuntos, y devuelve un nuevo </text:span><text:span text:style-name="T401">TreeBitSet</text:span><text:span text:style-name="T402"> obtenido después de calcular la unión de los dos conjuntos. El método debe ser capaz de calcular la unión de ambos conjuntos incluso si sus capacidades son diferentes. El método debe construir su resultado recorriendo directamente los árboles de los dos conjuntos, y no convirtiendo los conjuntos en listas u otra estructura de datos y luego de vuelta a árboles.</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 Gonzalez Vico (c)</meta:initial-creator>
    <dc:creator>F. Gonzalez Vico (c)</dc:creator>
    <meta:creation-date>2024-01-31T08:17:00Z</meta:creation-date>
    <dc:date>2024-01-31T11:41:00Z</dc:date>
    <meta:print-date>2024-01-31T08:21:00Z</meta:print-date>
    <meta:template xlink:href="Normal" xlink:type="simple"/>
    <meta:editing-cycles>3</meta:editing-cycles>
    <meta:editing-duration>PT12240S</meta:editing-duration>
    <meta:document-statistic meta:page-count="5" meta:paragraph-count="28" meta:word-count="2181" meta:character-count="14154" meta:row-count="100" meta:non-whitespace-character-count="12001"/>
  </office:meta>
</office:document-meta>
</file>